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ans Serif" svg:font-family="'Sans Serif'"/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9984in"/>
    </style:style>
    <style:style style:name="co2" style:family="table-column">
      <style:table-column-properties fo:break-before="auto" style:column-width="0.5154in"/>
    </style:style>
    <style:style style:name="co3" style:family="table-column">
      <style:table-column-properties fo:break-before="auto" style:column-width="1.5035in"/>
    </style:style>
    <style:style style:name="co4" style:family="table-column">
      <style:table-column-properties fo:break-before="auto" style:column-width="0.1535in"/>
    </style:style>
    <style:style style:name="co5" style:family="table-column">
      <style:table-column-properties fo:break-before="auto" style:column-width="2.9957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6.398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2154in" fo:break-before="auto" style:use-optimal-row-height="true"/>
    </style:style>
    <style:style style:name="ro4" style:family="table-row">
      <style:table-row-properties style:row-height="0.1984in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Nimbus Sans L"/>
    </style:style>
    <style:style style:name="ce2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138in solid #000000" style:vertical-align="middle"/>
      <style:paragraph-properties fo:text-align="center"/>
      <style:text-properties fo:color="#000000" style:font-name="Nimbus Sans 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00">
      <style:text-properties style:font-name="Nimbus Sans L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style:font-name="Nimbus Sans L" fo:font-size="10pt" style:font-size-asian="10pt" style:font-size-complex="10pt"/>
    </style:style>
    <style:style style:name="ce6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138in solid #000000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7" style:family="table-cell" style:parent-style-name="Default" style:data-style-name="N100">
      <style:table-cell-properties fo:border-bottom="none" fo:background-color="#ffffff" style:cell-protect="none" style:print-content="true" style:text-align-source="fix" style:repeat-content="false" fo:border-left="none" fo:padding-bottom="0.0193in" fo:padding-left="0.0138in" fo:padding-right="0.0138in" fo:padding-top="0.0193in" fo:border-right="0.0138in solid #000000" fo:border-top="none" style:vertical-align="middle"/>
      <style:paragraph-properties fo:text-align="start" fo:margin-left="0in"/>
      <style:text-properties fo:color="#000000" style:font-name="Nimbus Sans L" fo:font-size="10pt" style:text-underline-style="none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fo:color="#000000" style:font-name="Thoth Int" fo:font-size="11pt" fo:font-weight="bold" style:font-size-asian="11pt" style:font-size-complex="11pt"/>
    </style:style>
    <style:style style:name="ce9" style:family="table-cell" style:parent-style-name="Default" style:data-style-name="N100">
      <style:text-properties style:font-name="Thoth Int" fo:font-size="11pt" style:font-size-asian="11pt" style:font-size-complex="11pt"/>
    </style:style>
    <style:style style:name="ce10" style:family="table-cell" style:parent-style-name="Default" style:data-style-name="N100">
      <style:table-cell-properties fo:background-color="#ffffff" style:cell-protect="none" style:print-content="true" fo:border="none" fo:padding-bottom="0.0193in" fo:padding-left="0.0138in" fo:padding-right="0.0138in" fo:padding-top="0.0193in" style:vertical-align="middle"/>
      <style:text-properties fo:color="#000000" style:font-name="Thoth Int" fo:font-size="11pt" fo:font-weight="bold" style:font-size-asian="11pt" style:font-size-complex="11pt"/>
    </style:style>
    <style:style style:name="ce11" style:family="table-cell" style:parent-style-name="Default" style:data-style-name="N100">
      <style:table-cell-properties fo:background-color="#ffffff" style:cell-protect="none" style:print-content="true" fo:border="0.0138in solid #000000" style:vertical-align="middle"/>
      <style:text-properties fo:color="#000000" style:font-name="Nimbus Sans L" fo:font-size="10pt" fo:font-weight="bold" style:font-size-asian="10pt" style:font-size-complex="10pt"/>
    </style:style>
    <style:style style:name="ce12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13" style:family="table-cell" style:parent-style-name="Default" style:data-style-name="N100">
      <style:table-cell-properties fo:border-bottom="0.0008in solid #000000" fo:border-left="none" fo:padding-bottom="0.0193in" fo:padding-left="0.0138in" fo:padding-right="0.0138in" fo:padding-top="0.0193in" fo:border-right="none" fo:border-top="none"/>
    </style:style>
    <style:style style:name="ce14" style:family="table-cell" style:parent-style-name="Default" style:data-style-name="N100">
      <style:table-cell-properties fo:border="0.0008in solid #000000"/>
      <style:text-properties style:font-name="Nimbus Sans 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00">
      <style:table-cell-properties fo:padding-bottom="0.0193in" fo:padding-left="0.0138in" fo:padding-right="0.0138in" fo:padding-top="0.0193in"/>
      <style:text-properties style:font-name="Nimbus Sans 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default-cell-style-name="ce9"/>
        <table:table-column table:style-name="co4" table:default-cell-style-name="ce9"/>
        <table:table-column table:style-name="co3" table:default-cell-style-name="ce3"/>
        <table:table-column table:style-name="co3" table:default-cell-style-name="ce9"/>
        <table:table-column table:style-name="co4" table:default-cell-style-name="ce9"/>
        <table:table-column table:style-name="co3" table:default-cell-style-name="ce3"/>
        <table:table-column table:style-name="co3" table:default-cell-style-name="ce9"/>
        <table:table-column table:style-name="co4" table:default-cell-style-name="ce9"/>
        <table:table-column table:style-name="co3" table:number-columns-repeated="2" table:default-cell-style-name="ce9"/>
        <table:table-column table:style-name="co4" table:number-columns-repeated="2" table:default-cell-style-name="ce9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02" table:default-cell-style-name="ce3"/>
        <table:table-column table:style-name="co8" table:number-columns-repeated="4" table:default-cell-style-name="ce4"/>
        <table:table-row table:style-name="ro1">
          <table:table-cell table:style-name="ce1" office:value-type="string" table:number-columns-spanned="2" table:number-rows-spanned="1">
            <text:p>Version 0.8.8</text:p>
          </table:table-cell>
          <table:covered-table-cell table:style-name="ce4"/>
          <table:table-cell table:style-name="ce7" office:value-type="string" table:number-columns-spanned="16" table:number-rows-spanned="1">
            <text:p><text:span text:style-name="T1">NOTE</text:span>: You must have the <text:span text:style-name="T1">Thoth-Int</text:span> font installed to view the QS columns</text:p>
          </table:table-cell>
          <table:covered-table-cell table:style-name="ce8"/>
          <table:covered-table-cell table:style-name="ce10"/>
          <table:covered-table-cell table:style-name="ce12"/>
          <table:covered-table-cell table:number-columns-repeated="2" table:style-name="ce8"/>
          <table:covered-table-cell table:style-name="ce12"/>
          <table:covered-table-cell table:number-columns-repeated="4" table:style-name="ce8"/>
          <table:covered-table-cell table:style-name="ce10"/>
          <table:covered-table-cell table:style-name="ce8"/>
          <table:covered-table-cell table:style-name="ce12"/>
          <table:covered-table-cell table:style-name="ce13"/>
          <table:covered-table-cell table:style-name="ce15"/>
          <table:table-cell table:style-name="ce15" table:number-columns-repeated="1006"/>
        </table:table-row>
        <table:table-row table:style-name="ro2">
          <table:table-cell table:style-name="ce2" office:value-type="string">
            <text:p>WORD</text:p>
          </table:table-cell>
          <table:table-cell table:style-name="ce6" office:value-type="string">
            <text:p>POS</text:p>
          </table:table-cell>
          <table:table-cell table:style-name="ce6" office:value-type="string">
            <text:p>Ph-RP</text:p>
          </table:table-cell>
          <table:table-cell table:style-name="ce6" office:value-type="string">
            <text:p>QS-RP (j)</text:p>
          </table:table-cell>
          <table:table-cell table:style-name="ce11" office:value-type="string">
            <text:p>QS-RP (s)</text:p>
          </table:table-cell>
          <table:table-cell table:style-name="ce6" office:value-type="string">
            <text:p>Ph-GA</text:p>
          </table:table-cell>
          <table:table-cell table:style-name="ce6" office:value-type="string">
            <text:p>QS-GA (j)</text:p>
          </table:table-cell>
          <table:table-cell table:style-name="ce6" office:value-type="string">
            <text:p>QS-GA (s)</text:p>
          </table:table-cell>
          <table:table-cell table:style-name="ce6" office:value-type="string">
            <text:p>Ph-Au</text:p>
          </table:table-cell>
          <table:table-cell table:style-name="ce6" office:value-type="string">
            <text:p>QS-Au (j)</text:p>
          </table:table-cell>
          <table:table-cell table:style-name="ce6" office:value-type="string">
            <text:p>QS-Au (s)</text:p>
          </table:table-cell>
          <table:table-cell table:style-name="ce6" office:value-type="string">
            <text:p>Main.Int.QS (j)</text:p>
          </table:table-cell>
          <table:table-cell table:style-name="ce6" office:value-type="string">
            <text:p>Alt.Int.QS (j)</text:p>
          </table:table-cell>
          <table:table-cell table:style-name="ce11" office:value-type="string">
            <text:p>Main.Int.QS (s)</text:p>
          </table:table-cell>
          <table:table-cell table:style-name="ce6" office:value-type="string">
            <text:p>Alt.Int.QS(s)</text:p>
          </table:table-cell>
          <table:table-cell table:style-name="ce6" office:value-type="string">
            <text:p>Code</text:p>
          </table:table-cell>
          <table:table-cell table:style-name="ce14" office:value-type="string">
            <text:p>Tags (w=weak, n=NORTH set, f=FORCE set)</text:p>
          </table:table-cell>
          <table:table-cell table:style-name="ce14" office:value-type="string">
            <text:p>NOTES</text:p>
          </table:table-cell>
          <table:table-cell table:style-name="ce5" table:number-columns-repeated="1002"/>
          <table:table-cell table:number-columns-repeated="4"/>
        </table:table-row>
        <table:table-row table:style-name="ro3">
          <table:table-cell office:value-type="string">
            <text:p>about</text:p>
          </table:table-cell>
          <table:table-cell office:value-type="string">
            <text:p>prep</text:p>
          </table:table-cell>
          <table:table-cell office:value-type="string">
            <text:p>@baUt</text:p>
          </table:table-cell>
          <table:table-cell office:value-type="string">
            <text:p>ubWt</text:p>
          </table:table-cell>
          <table:table-cell/>
          <table:table-cell office:value-type="string">
            <text:p>@baUt</text:p>
          </table:table-cell>
          <table:table-cell office:value-type="string">
            <text:p>ubWt</text:p>
          </table:table-cell>
          <table:table-cell/>
          <table:table-cell office:value-type="string">
            <text:p>@baUt</text:p>
          </table:table-cell>
          <table:table-cell office:value-type="string">
            <text:p>ubWt</text:p>
          </table:table-cell>
          <table:table-cell/>
          <table:table-cell office:value-type="string">
            <text:p>ubWt</text:p>
          </table:table-cell>
          <table:table-cell table:number-columns-repeated="1012"/>
        </table:table-row>
        <table:table-row table:style-name="ro3">
          <table:table-cell office:value-type="string">
            <text:p>above</text:p>
          </table:table-cell>
          <table:table-cell office:value-type="string">
            <text:p>prep</text:p>
          </table:table-cell>
          <table:table-cell office:value-type="string">
            <text:p>@bVv</text:p>
          </table:table-cell>
          <table:table-cell office:value-type="string">
            <text:p>ubuv</text:p>
          </table:table-cell>
          <table:table-cell/>
          <table:table-cell office:value-type="string">
            <text:p>@bVv</text:p>
          </table:table-cell>
          <table:table-cell office:value-type="string">
            <text:p>ubuv</text:p>
          </table:table-cell>
          <table:table-cell/>
          <table:table-cell office:value-type="string">
            <text:p>@bVv</text:p>
          </table:table-cell>
          <table:table-cell office:value-type="string">
            <text:p>ubuv</text:p>
          </table:table-cell>
          <table:table-cell/>
          <table:table-cell office:value-type="string">
            <text:p>ubuv</text:p>
          </table:table-cell>
          <table:table-cell table:number-columns-repeated="1012"/>
        </table:table-row>
        <table:table-row table:style-name="ro3">
          <table:table-cell office:value-type="string">
            <text:p>according_to</text:p>
          </table:table-cell>
          <table:table-cell office:value-type="string">
            <text:p>prep</text:p>
          </table:table-cell>
          <table:table-cell office:value-type="string">
            <text:p>@kO:dIN tu: <text:s/></text:p>
          </table:table-cell>
          <table:table-cell office:value-type="string">
            <text:p>ukQÑdiN tU</text:p>
          </table:table-cell>
          <table:table-cell/>
          <table:table-cell office:value-type="string">
            <text:p>@kO:rdIN tu: <text:s/></text:p>
          </table:table-cell>
          <table:table-cell office:value-type="string">
            <text:p>ukQrdiN tU</text:p>
          </table:table-cell>
          <table:table-cell/>
          <table:table-cell office:value-type="string">
            <text:p>@kOdIN tu <text:s/></text:p>
          </table:table-cell>
          <table:table-cell office:value-type="string">
            <text:p>ukQÑdiN tU</text:p>
          </table:table-cell>
          <table:table-cell/>
          <table:table-cell office:value-type="string">
            <text:p>ukQÑdiN tU</text:p>
          </table:table-cell>
          <table:table-cell table:number-columns-repeated="4"/>
          <table:table-cell office:value-type="string">
            <text:p>n</text:p>
          </table:table-cell>
          <table:table-cell table:number-columns-repeated="1007"/>
        </table:table-row>
        <table:table-row table:style-name="ro3">
          <table:table-cell office:value-type="string">
            <text:p>across</text:p>
          </table:table-cell>
          <table:table-cell office:value-type="string">
            <text:p>prep</text:p>
          </table:table-cell>
          <table:table-cell office:value-type="string">
            <text:p>@krQs</text:p>
          </table:table-cell>
          <table:table-cell office:value-type="string">
            <text:p>ukros</text:p>
          </table:table-cell>
          <table:table-cell/>
          <table:table-cell office:value-type="string">
            <text:p>1-@krQ:s <text:s/>2-@krA:s</text:p>
          </table:table-cell>
          <table:table-cell office:value-type="string">
            <text:p>1-ukros-&gt;1 <text:s/>2-ukrRs-&gt;1</text:p>
          </table:table-cell>
          <table:table-cell/>
          <table:table-cell office:value-type="string">
            <text:p>@krQs</text:p>
          </table:table-cell>
          <table:table-cell office:value-type="string">
            <text:p>ukros</text:p>
          </table:table-cell>
          <table:table-cell/>
          <table:table-cell office:value-type="string">
            <text:p>ukros</text:p>
          </table:table-cell>
          <table:table-cell table:number-columns-repeated="3"/>
          <table:table-cell office:value-type="string">
            <text:p>GA-2:2.17</text:p>
          </table:table-cell>
          <table:table-cell table:number-columns-repeated="1008"/>
        </table:table-row>
        <table:table-row table:style-name="ro3">
          <table:table-cell office:value-type="string">
            <text:p>after</text:p>
          </table:table-cell>
          <table:table-cell office:value-type="string">
            <text:p>prep</text:p>
          </table:table-cell>
          <table:table-cell office:value-type="string">
            <text:p>1-A:ft@ <text:s/>2-{ft@</text:p>
          </table:table-cell>
          <table:table-cell office:value-type="string">
            <text:p>1-RftuÑ-&gt;1 <text:s/>2-aftuÑ-&gt;1</text:p>
          </table:table-cell>
          <table:table-cell/>
          <table:table-cell office:value-type="string">
            <text:p>{ft=r</text:p>
          </table:table-cell>
          <table:table-cell office:value-type="string">
            <text:p>aftur</text:p>
          </table:table-cell>
          <table:table-cell/>
          <table:table-cell office:value-type="string">
            <text:p>aft@</text:p>
          </table:table-cell>
          <table:table-cell office:value-type="string">
            <text:p>RftuÑ</text:p>
          </table:table-cell>
          <table:table-cell/>
          <table:table-cell office:value-type="string">
            <text:p>aftuÑ</text:p>
          </table:table-cell>
          <table:table-cell table:number-columns-repeated="3"/>
          <table:table-cell office:value-type="string">
            <text:p>RP-1:1.16 <text:s/>Au-1:1.16</text:p>
          </table:table-cell>
          <table:table-cell table:style-name="ce4"/>
          <table:table-cell table:number-columns-repeated="1007"/>
        </table:table-row>
        <table:table-row table:style-name="ro3">
          <table:table-cell office:value-type="string">
            <text:p>against</text:p>
          </table:table-cell>
          <table:table-cell office:value-type="string">
            <text:p>prep</text:p>
          </table:table-cell>
          <table:table-cell office:value-type="string">
            <text:p>1-@genst <text:s/>2-@geInst</text:p>
          </table:table-cell>
          <table:table-cell office:value-type="string">
            <text:p>1-ugenst <text:s/>2-ugAnst</text:p>
          </table:table-cell>
          <table:table-cell/>
          <table:table-cell office:value-type="string">
            <text:p>1-@genst <text:s/>2-@geInst</text:p>
          </table:table-cell>
          <table:table-cell office:value-type="string">
            <text:p>1-ugenst <text:s/>2-ugAnst</text:p>
          </table:table-cell>
          <table:table-cell/>
          <table:table-cell office:value-type="string">
            <text:p>1-@gEnst <text:s/>2-@geInst</text:p>
          </table:table-cell>
          <table:table-cell office:value-type="string">
            <text:p>1-ugenst <text:s/>2-ugAnst</text:p>
          </table:table-cell>
          <table:table-cell/>
          <table:table-cell office:value-type="string">
            <text:p>ugenst</text:p>
          </table:table-cell>
          <table:table-cell office:value-type="string">
            <text:p>ugAnst</text:p>
          </table:table-cell>
          <table:table-cell table:number-columns-repeated="1011"/>
        </table:table-row>
        <table:table-row table:style-name="ro3">
          <table:table-cell office:value-type="string">
            <text:p>aged</text:p>
          </table:table-cell>
          <table:table-cell office:value-type="string">
            <text:p>prep</text:p>
          </table:table-cell>
          <table:table-cell office:value-type="string">
            <text:p>eIdZd</text:p>
          </table:table-cell>
          <table:table-cell office:value-type="string">
            <text:p>Ajd</text:p>
          </table:table-cell>
          <table:table-cell/>
          <table:table-cell office:value-type="string">
            <text:p>eIdZd</text:p>
          </table:table-cell>
          <table:table-cell office:value-type="string">
            <text:p>Ajd</text:p>
          </table:table-cell>
          <table:table-cell/>
          <table:table-cell office:value-type="string">
            <text:p>eIdZd</text:p>
          </table:table-cell>
          <table:table-cell office:value-type="string">
            <text:p>Ajd</text:p>
          </table:table-cell>
          <table:table-cell/>
          <table:table-cell office:value-type="string">
            <text:p>Ajd</text:p>
          </table:table-cell>
          <table:table-cell table:number-columns-repeated="1012"/>
        </table:table-row>
        <table:table-row table:style-name="ro4">
          <table:table-cell table:style-name="ce4" table:number-columns-repeated="1020"/>
          <table:table-cell table:number-columns-repeated="4"/>
        </table:table-row>
        <table:table-row table:style-name="ro3">
          <table:table-cell office:value-type="string">
            <text:p>along</text:p>
          </table:table-cell>
          <table:table-cell office:value-type="string">
            <text:p>prep</text:p>
          </table:table-cell>
          <table:table-cell office:value-type="string">
            <text:p>@lQN</text:p>
          </table:table-cell>
          <table:table-cell office:value-type="string">
            <text:p>uloN</text:p>
          </table:table-cell>
          <table:table-cell/>
          <table:table-cell office:value-type="string">
            <text:p>1-@lQ:N <text:s/>2-@lA:N</text:p>
          </table:table-cell>
          <table:table-cell office:value-type="string">
            <text:p>1-uloN-&gt;1 <text:s/>2-ulRN-&gt;1</text:p>
          </table:table-cell>
          <table:table-cell/>
          <table:table-cell office:value-type="string">
            <text:p>@lQN</text:p>
          </table:table-cell>
          <table:table-cell office:value-type="string">
            <text:p>uloN</text:p>
          </table:table-cell>
          <table:table-cell/>
          <table:table-cell office:value-type="string">
            <text:p>uloN</text:p>
          </table:table-cell>
          <table:table-cell table:number-columns-repeated="3"/>
          <table:table-cell office:value-type="string">
            <text:p>GA-2:2.17</text:p>
          </table:table-cell>
          <table:table-cell table:number-columns-repeated="1008"/>
        </table:table-row>
        <table:table-row table:style-name="ro3">
          <table:table-cell office:value-type="string">
            <text:p>along_with</text:p>
          </table:table-cell>
          <table:table-cell office:value-type="string">
            <text:p>prep</text:p>
          </table:table-cell>
          <table:table-cell office:value-type="string">
            <text:p>@lQN wID</text:p>
          </table:table-cell>
          <table:table-cell office:value-type="string">
            <text:p>uloN wiD</text:p>
          </table:table-cell>
          <table:table-cell/>
          <table:table-cell office:value-type="string">
            <text:p>1-@lQ:N wID <text:s/>2-@lA:N wID</text:p>
          </table:table-cell>
          <table:table-cell office:value-type="string">
            <text:p>1-uloN wiD-&gt;1 <text:s/>2-ulRN wiD-&gt;1</text:p>
          </table:table-cell>
          <table:table-cell/>
          <table:table-cell office:value-type="string">
            <text:p>1-@lQN wID <text:s/>2-@lQN wIT</text:p>
          </table:table-cell>
          <table:table-cell office:value-type="string">
            <text:p>1-uloN wiD-&gt;1 <text:s/>2-uloN wiT-&gt;1</text:p>
          </table:table-cell>
          <table:table-cell/>
          <table:table-cell office:value-type="string">
            <text:p>uloN wiD</text:p>
          </table:table-cell>
          <table:table-cell table:number-columns-repeated="3"/>
          <table:table-cell office:value-type="string">
            <text:p>GA-2:2.17 <text:s/>Au-2:3.C</text:p>
          </table:table-cell>
          <table:table-cell/>
          <table:table-cell office:value-type="string">
            <text:p>QS.Au-2 : /T/ -&gt; [They]</text:p>
          </table:table-cell>
          <table:table-cell table:number-columns-repeated="1006"/>
        </table:table-row>
        <table:table-row table:style-name="ro3">
          <table:table-cell office:value-type="string">
            <text:p>alongside</text:p>
          </table:table-cell>
          <table:table-cell office:value-type="string">
            <text:p>prep</text:p>
          </table:table-cell>
          <table:table-cell office:value-type="string">
            <text:p>@lQNsaId</text:p>
          </table:table-cell>
          <table:table-cell office:value-type="string">
            <text:p>uloNsId</text:p>
          </table:table-cell>
          <table:table-cell/>
          <table:table-cell office:value-type="string">
            <text:p>1-@lQ:NsaId <text:s/>2-@lA:NsaId</text:p>
          </table:table-cell>
          <table:table-cell office:value-type="string">
            <text:p>1-uloNsId-&gt;1 <text:s/>2-ulRNsId-&gt;1</text:p>
          </table:table-cell>
          <table:table-cell/>
          <table:table-cell office:value-type="string">
            <text:p>@lQNsaId</text:p>
          </table:table-cell>
          <table:table-cell office:value-type="string">
            <text:p>uloNsId</text:p>
          </table:table-cell>
          <table:table-cell/>
          <table:table-cell office:value-type="string">
            <text:p>uloNsId</text:p>
          </table:table-cell>
          <table:table-cell table:number-columns-repeated="3"/>
          <table:table-cell office:value-type="string">
            <text:p>GA-2:2.17</text:p>
          </table:table-cell>
          <table:table-cell table:number-columns-repeated="1008"/>
        </table:table-row>
        <table:table-row table:style-name="ro3">
          <table:table-cell office:value-type="string">
            <text:p>amid</text:p>
          </table:table-cell>
          <table:table-cell office:value-type="string">
            <text:p>prep</text:p>
          </table:table-cell>
          <table:table-cell office:value-type="string">
            <text:p>@mId</text:p>
          </table:table-cell>
          <table:table-cell office:value-type="string">
            <text:p>umid</text:p>
          </table:table-cell>
          <table:table-cell/>
          <table:table-cell office:value-type="string">
            <text:p>@mId</text:p>
          </table:table-cell>
          <table:table-cell office:value-type="string">
            <text:p>umid</text:p>
          </table:table-cell>
          <table:table-cell/>
          <table:table-cell office:value-type="string">
            <text:p>@mId</text:p>
          </table:table-cell>
          <table:table-cell office:value-type="string">
            <text:p>umid</text:p>
          </table:table-cell>
          <table:table-cell/>
          <table:table-cell office:value-type="string">
            <text:p>umid</text:p>
          </table:table-cell>
          <table:table-cell table:number-columns-repeated="1012"/>
        </table:table-row>
        <table:table-row table:style-name="ro3">
          <table:table-cell office:value-type="string">
            <text:p>among</text:p>
          </table:table-cell>
          <table:table-cell office:value-type="string">
            <text:p>prep</text:p>
          </table:table-cell>
          <table:table-cell office:value-type="string">
            <text:p>@mVN</text:p>
          </table:table-cell>
          <table:table-cell office:value-type="string">
            <text:p>umuN</text:p>
          </table:table-cell>
          <table:table-cell/>
          <table:table-cell office:value-type="string">
            <text:p>@mVN</text:p>
          </table:table-cell>
          <table:table-cell office:value-type="string">
            <text:p>umuN</text:p>
          </table:table-cell>
          <table:table-cell/>
          <table:table-cell office:value-type="string">
            <text:p>@mVN</text:p>
          </table:table-cell>
          <table:table-cell office:value-type="string">
            <text:p>umuN</text:p>
          </table:table-cell>
          <table:table-cell/>
          <table:table-cell office:value-type="string">
            <text:p>umuN</text:p>
          </table:table-cell>
          <table:table-cell table:number-columns-repeated="1012"/>
        </table:table-row>
        <table:table-row table:style-name="ro3">
          <table:table-cell office:value-type="string">
            <text:p>amongst</text:p>
          </table:table-cell>
          <table:table-cell office:value-type="string">
            <text:p>prep</text:p>
          </table:table-cell>
          <table:table-cell office:value-type="string">
            <text:p>@mVNst</text:p>
          </table:table-cell>
          <table:table-cell office:value-type="string">
            <text:p>umuNst</text:p>
          </table:table-cell>
          <table:table-cell/>
          <table:table-cell office:value-type="string">
            <text:p>@mVNst</text:p>
          </table:table-cell>
          <table:table-cell office:value-type="string">
            <text:p>umuNst</text:p>
          </table:table-cell>
          <table:table-cell/>
          <table:table-cell office:value-type="string">
            <text:p>@mVNst</text:p>
          </table:table-cell>
          <table:table-cell office:value-type="string">
            <text:p>umuNst</text:p>
          </table:table-cell>
          <table:table-cell/>
          <table:table-cell office:value-type="string">
            <text:p>umuNst</text:p>
          </table:table-cell>
          <table:table-cell table:number-columns-repeated="1012"/>
        </table:table-row>
        <table:table-row table:style-name="ro4">
          <table:table-cell table:style-name="ce4" table:number-columns-repeated="1020"/>
          <table:table-cell table:number-columns-repeated="4"/>
        </table:table-row>
        <table:table-row table:style-name="ro3">
          <table:table-cell office:value-type="string">
            <text:p>around</text:p>
          </table:table-cell>
          <table:table-cell office:value-type="string">
            <text:p>prep</text:p>
          </table:table-cell>
          <table:table-cell office:value-type="string">
            <text:p>@raUnd</text:p>
          </table:table-cell>
          <table:table-cell office:value-type="string">
            <text:p>urWnd</text:p>
          </table:table-cell>
          <table:table-cell/>
          <table:table-cell office:value-type="string">
            <text:p>@raUnd</text:p>
          </table:table-cell>
          <table:table-cell office:value-type="string">
            <text:p>urWnd</text:p>
          </table:table-cell>
          <table:table-cell/>
          <table:table-cell office:value-type="string">
            <text:p>@raUnd</text:p>
          </table:table-cell>
          <table:table-cell office:value-type="string">
            <text:p>urWnd</text:p>
          </table:table-cell>
          <table:table-cell/>
          <table:table-cell office:value-type="string">
            <text:p>urWnd</text:p>
          </table:table-cell>
          <table:table-cell table:number-columns-repeated="1012"/>
        </table:table-row>
        <table:table-row table:style-name="ro3">
          <table:table-cell office:value-type="string">
            <text:p>as</text:p>
          </table:table-cell>
          <table:table-cell office:value-type="string">
            <text:p>prep</text:p>
          </table:table-cell>
          <table:table-cell office:value-type="string">
            <text:p>{z <text:s/>[weak form /@z/]</text:p>
          </table:table-cell>
          <table:table-cell office:value-type="string">
            <text:p>az</text:p>
          </table:table-cell>
          <table:table-cell/>
          <table:table-cell office:value-type="string">
            <text:p>{z <text:s/>[weak form /@z/]</text:p>
          </table:table-cell>
          <table:table-cell office:value-type="string">
            <text:p>az</text:p>
          </table:table-cell>
          <table:table-cell/>
          <table:table-cell office:value-type="string">
            <text:p>{z <text:s/>[weak form /@z/]</text:p>
          </table:table-cell>
          <table:table-cell office:value-type="string">
            <text:p>az</text:p>
          </table:table-cell>
          <table:table-cell/>
          <table:table-cell office:value-type="string">
            <text:p>az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office:value-type="string">
            <text:p>as_for</text:p>
          </table:table-cell>
          <table:table-cell office:value-type="string">
            <text:p>prep</text:p>
          </table:table-cell>
          <table:table-cell office:value-type="string">
            <text:p>{z fO: <text:s/></text:p>
          </table:table-cell>
          <table:table-cell office:value-type="string">
            <text:p>az fQÑ</text:p>
          </table:table-cell>
          <table:table-cell/>
          <table:table-cell office:value-type="string">
            <text:p>{z fO:r <text:s/></text:p>
          </table:table-cell>
          <table:table-cell office:value-type="string">
            <text:p>az fQr</text:p>
          </table:table-cell>
          <table:table-cell/>
          <table:table-cell office:value-type="string">
            <text:p>{z fO <text:s/></text:p>
          </table:table-cell>
          <table:table-cell office:value-type="string">
            <text:p>az fQÑ</text:p>
          </table:table-cell>
          <table:table-cell/>
          <table:table-cell office:value-type="string">
            <text:p>az fQÑ</text:p>
          </table:table-cell>
          <table:table-cell table:number-columns-repeated="4"/>
          <table:table-cell office:value-type="string">
            <text:p>n</text:p>
          </table:table-cell>
          <table:table-cell table:number-columns-repeated="1007"/>
        </table:table-row>
        <table:table-row table:style-name="ro3">
          <table:table-cell office:value-type="string">
            <text:p>as_opposed_to</text:p>
          </table:table-cell>
          <table:table-cell office:value-type="string">
            <text:p>prep</text:p>
          </table:table-cell>
          <table:table-cell office:value-type="string">
            <text:p>{z @p@Uzd tu: <text:s/></text:p>
          </table:table-cell>
          <table:table-cell office:value-type="string">
            <text:p>az upOzd tU</text:p>
          </table:table-cell>
          <table:table-cell/>
          <table:table-cell office:value-type="string">
            <text:p>{z @poUzd tu: <text:s text:c="2"/></text:p>
          </table:table-cell>
          <table:table-cell office:value-type="string">
            <text:p>az upOzd tU</text:p>
          </table:table-cell>
          <table:table-cell/>
          <table:table-cell office:value-type="string">
            <text:p>{z @poUzd tu <text:s text:c="2"/></text:p>
          </table:table-cell>
          <table:table-cell office:value-type="string">
            <text:p>az upOzd tU</text:p>
          </table:table-cell>
          <table:table-cell/>
          <table:table-cell office:value-type="string">
            <text:p>az upOzd tU</text:p>
          </table:table-cell>
          <table:table-cell table:number-columns-repeated="1012"/>
        </table:table-row>
        <table:table-row table:style-name="ro3">
          <table:table-cell office:value-type="string">
            <text:p>as_to</text:p>
          </table:table-cell>
          <table:table-cell office:value-type="string">
            <text:p>prep</text:p>
          </table:table-cell>
          <table:table-cell office:value-type="string">
            <text:p>{z tu: <text:s text:c="2"/></text:p>
          </table:table-cell>
          <table:table-cell office:value-type="string">
            <text:p>az tU</text:p>
          </table:table-cell>
          <table:table-cell/>
          <table:table-cell office:value-type="string">
            <text:p>{z tu: <text:s text:c="2"/></text:p>
          </table:table-cell>
          <table:table-cell office:value-type="string">
            <text:p>az tU</text:p>
          </table:table-cell>
          <table:table-cell/>
          <table:table-cell office:value-type="string">
            <text:p>{z tu <text:s text:c="2"/></text:p>
          </table:table-cell>
          <table:table-cell office:value-type="string">
            <text:p>az tU</text:p>
          </table:table-cell>
          <table:table-cell/>
          <table:table-cell office:value-type="string">
            <text:p>az tU</text:p>
          </table:table-cell>
          <table:table-cell table:number-columns-repeated="1012"/>
        </table:table-row>
        <table:table-row table:style-name="ro3">
          <table:table-cell office:value-type="string">
            <text:p>as_well_as</text:p>
          </table:table-cell>
          <table:table-cell office:value-type="string">
            <text:p>prep</text:p>
          </table:table-cell>
          <table:table-cell office:value-type="string">
            <text:p>{z wel {z <text:s/></text:p>
          </table:table-cell>
          <table:table-cell office:value-type="string">
            <text:p>az wel az</text:p>
          </table:table-cell>
          <table:table-cell/>
          <table:table-cell office:value-type="string">
            <text:p>{z wel {z <text:s/></text:p>
          </table:table-cell>
          <table:table-cell office:value-type="string">
            <text:p>az wel az</text:p>
          </table:table-cell>
          <table:table-cell/>
          <table:table-cell office:value-type="string">
            <text:p>{z wEl {z <text:s/></text:p>
          </table:table-cell>
          <table:table-cell office:value-type="string">
            <text:p>az wel az</text:p>
          </table:table-cell>
          <table:table-cell/>
          <table:table-cell office:value-type="string">
            <text:p>az wel az</text:p>
          </table:table-cell>
          <table:table-cell table:number-columns-repeated="1012"/>
        </table:table-row>
        <table:table-row table:style-name="ro3">
          <table:table-cell office:value-type="string">
            <text:p>at</text:p>
          </table:table-cell>
          <table:table-cell office:value-type="string">
            <text:p>prep</text:p>
          </table:table-cell>
          <table:table-cell office:value-type="string">
            <text:p>{t <text:s/>[weak form /@t/]</text:p>
          </table:table-cell>
          <table:table-cell office:value-type="string">
            <text:p>at</text:p>
          </table:table-cell>
          <table:table-cell/>
          <table:table-cell office:value-type="string">
            <text:p>{t <text:s/>[weak form /@t/]</text:p>
          </table:table-cell>
          <table:table-cell office:value-type="string">
            <text:p>at</text:p>
          </table:table-cell>
          <table:table-cell/>
          <table:table-cell office:value-type="string">
            <text:p>{t <text:s text:c="2"/>[weak form /@t/]</text:p>
          </table:table-cell>
          <table:table-cell office:value-type="string">
            <text:p>at</text:p>
          </table:table-cell>
          <table:table-cell/>
          <table:table-cell office:value-type="string">
            <text:p>at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1007"/>
        </table:table-row>
        <table:table-row table:style-name="ro4">
          <table:table-cell table:style-name="ce4" table:number-columns-repeated="1020"/>
          <table:table-cell table:number-columns-repeated="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efore</text:p>
          </table:table-cell>
          <table:table-cell office:value-type="string">
            <text:p>prep</text:p>
          </table:table-cell>
          <table:table-cell office:value-type="string">
            <text:p>1-bIfO: <text:s/>2-b@fO:</text:p>
          </table:table-cell>
          <table:table-cell office:value-type="string">
            <text:p>1-bifQÑ-&gt;1 <text:s/>2-bufQÑ-&gt;1</text:p>
          </table:table-cell>
          <table:table-cell/>
          <table:table-cell office:value-type="string">
            <text:p>1-bIfO:r <text:s/>2-bIfo:r</text:p>
          </table:table-cell>
          <table:table-cell office:value-type="string">
            <text:p>1-bifQr-&gt;1 <text:s/>2=1</text:p>
          </table:table-cell>
          <table:table-cell/>
          <table:table-cell office:value-type="string">
            <text:p>1-b@fO <text:s/>2-bifO</text:p>
          </table:table-cell>
          <table:table-cell office:value-type="string">
            <text:p>1-bufQÑ-&gt;1 <text:s/>2-bEfQÑ-&gt;1</text:p>
          </table:table-cell>
          <table:table-cell/>
          <table:table-cell office:value-type="string">
            <text:p>bifQÑ</text:p>
          </table:table-cell>
          <table:table-cell table:number-columns-repeated="3"/>
          <table:table-cell office:value-type="string">
            <text:p>RP-2:1.25 <text:s/>Au-1:1.25 <text:s/>Au-2:1.25</text:p>
          </table:table-cell>
          <table:table-cell office:value-type="string">
            <text:p>f</text:p>
          </table:table-cell>
          <table:table-cell table:number-columns-repeated="1007"/>
        </table:table-row>
        <table:table-row table:style-name="ro3">
          <table:table-cell office:value-type="string">
            <text:p>behind</text:p>
          </table:table-cell>
          <table:table-cell office:value-type="string">
            <text:p>prep</text:p>
          </table:table-cell>
          <table:table-cell office:value-type="string">
            <text:p>1-bIhaInd <text:s/>2-b@haInd</text:p>
          </table:table-cell>
          <table:table-cell office:value-type="string">
            <text:p>1-bihInd-&gt;1 <text:s/>2-buhInd-&gt;1</text:p>
          </table:table-cell>
          <table:table-cell/>
          <table:table-cell office:value-type="string">
            <text:p>bIhaInd</text:p>
          </table:table-cell>
          <table:table-cell office:value-type="string">
            <text:p>bihInd</text:p>
          </table:table-cell>
          <table:table-cell/>
          <table:table-cell office:value-type="string">
            <text:p>1-b@haInd <text:s/>2-bihaInd</text:p>
          </table:table-cell>
          <table:table-cell office:value-type="string">
            <text:p>1-budInd-&gt;1 <text:s/>2-bEhInd-&gt;1</text:p>
          </table:table-cell>
          <table:table-cell/>
          <table:table-cell office:value-type="string">
            <text:p>bihInd</text:p>
          </table:table-cell>
          <table:table-cell table:number-columns-repeated="3"/>
          <table:table-cell office:value-type="string">
            <text:p>RP-2:1.25 <text:s/>Au-1:1.25 <text:s/>Au-2:1.25</text:p>
          </table:table-cell>
          <table:table-cell table:number-columns-repeated="1008"/>
        </table:table-row>
        <table:table-row table:style-name="ro3">
          <table:table-cell office:value-type="string">
            <text:p>below</text:p>
          </table:table-cell>
          <table:table-cell office:value-type="string">
            <text:p>prep</text:p>
          </table:table-cell>
          <table:table-cell office:value-type="string">
            <text:p>1-bIl@U <text:s/>2-b@l@U</text:p>
          </table:table-cell>
          <table:table-cell office:value-type="string">
            <text:p>1-bilO-&gt;1 <text:s/>2-bulO-&gt;1</text:p>
          </table:table-cell>
          <table:table-cell/>
          <table:table-cell office:value-type="string">
            <text:p>bIloU</text:p>
          </table:table-cell>
          <table:table-cell office:value-type="string">
            <text:p>bilO</text:p>
          </table:table-cell>
          <table:table-cell/>
          <table:table-cell office:value-type="string">
            <text:p>1-b@loU <text:s/>2-biloU</text:p>
          </table:table-cell>
          <table:table-cell office:value-type="string">
            <text:p>1-bulO-&gt;1 <text:s/>2-bElO-&gt;1</text:p>
          </table:table-cell>
          <table:table-cell/>
          <table:table-cell office:value-type="string">
            <text:p>bilO</text:p>
          </table:table-cell>
          <table:table-cell table:number-columns-repeated="3"/>
          <table:table-cell office:value-type="string">
            <text:p>RP-2:1.25 <text:s/>Au-1:1.25 <text:s/>Au-2:1.25</text:p>
          </table:table-cell>
          <table:table-cell table:number-columns-repeated="1008"/>
        </table:table-row>
        <table:table-row table:style-name="ro3">
          <table:table-cell office:value-type="string">
            <text:p>beneath</text:p>
          </table:table-cell>
          <table:table-cell office:value-type="string">
            <text:p>prep</text:p>
          </table:table-cell>
          <table:table-cell office:value-type="string">
            <text:p>1-bIni:T <text:s/>2-b@ni:T</text:p>
          </table:table-cell>
          <table:table-cell office:value-type="string">
            <text:p>1-binET-&gt;1 <text:s/>2-bunET-&gt;1</text:p>
          </table:table-cell>
          <table:table-cell/>
          <table:table-cell office:value-type="string">
            <text:p>bIni:T</text:p>
          </table:table-cell>
          <table:table-cell office:value-type="string">
            <text:p>binET</text:p>
          </table:table-cell>
          <table:table-cell/>
          <table:table-cell office:value-type="string">
            <text:p>1-b@niT <text:s/>2-biniT</text:p>
          </table:table-cell>
          <table:table-cell office:value-type="string">
            <text:p>1-bunET-&gt;1 <text:s/>2-bEnET</text:p>
          </table:table-cell>
          <table:table-cell/>
          <table:table-cell office:value-type="string">
            <text:p>binET</text:p>
          </table:table-cell>
          <table:table-cell table:number-columns-repeated="3"/>
          <table:table-cell office:value-type="string">
            <text:p>RP-2:1.25 <text:s/>Au-1:1.25 <text:s/>Au-2:1.25</text:p>
          </table:table-cell>
          <table:table-cell table:number-columns-repeated="1008"/>
        </table:table-row>
        <table:table-row table:style-name="ro3">
          <table:table-cell office:value-type="string">
            <text:p>beside</text:p>
          </table:table-cell>
          <table:table-cell office:value-type="string">
            <text:p>prep</text:p>
          </table:table-cell>
          <table:table-cell office:value-type="string">
            <text:p>1-bIsaId <text:s/>2-b@saId</text:p>
          </table:table-cell>
          <table:table-cell office:value-type="string">
            <text:p>1-bisId-&gt;1 <text:s/>2-busId-&gt;1</text:p>
          </table:table-cell>
          <table:table-cell/>
          <table:table-cell office:value-type="string">
            <text:p>bIsaId</text:p>
          </table:table-cell>
          <table:table-cell office:value-type="string">
            <text:p>bisId</text:p>
          </table:table-cell>
          <table:table-cell/>
          <table:table-cell office:value-type="string">
            <text:p>1-b@saId <text:s/>2-bisaId</text:p>
          </table:table-cell>
          <table:table-cell office:value-type="string">
            <text:p>1-busId-&gt;1 <text:s/>2-bEsId-&gt;1</text:p>
          </table:table-cell>
          <table:table-cell/>
          <table:table-cell office:value-type="string">
            <text:p>bisId</text:p>
          </table:table-cell>
          <table:table-cell table:number-columns-repeated="3"/>
          <table:table-cell office:value-type="string">
            <text:p>RP-2:1.25 <text:s/>Au-1:1.25 <text:s/>Au-2:1.25</text:p>
          </table:table-cell>
          <table:table-cell table:number-columns-repeated="1008"/>
        </table:table-row>
        <table:table-row table:style-name="ro3">
          <table:table-cell office:value-type="string">
            <text:p>between</text:p>
          </table:table-cell>
          <table:table-cell office:value-type="string">
            <text:p>prep</text:p>
          </table:table-cell>
          <table:table-cell office:value-type="string">
            <text:p>1-bItwi:n <text:s/>2-b@twi:n</text:p>
          </table:table-cell>
          <table:table-cell office:value-type="string">
            <text:p>1-bitwEn-&gt;1 <text:s/>2-butwEn-&gt;1</text:p>
          </table:table-cell>
          <table:table-cell/>
          <table:table-cell office:value-type="string">
            <text:p>bItwi:n</text:p>
          </table:table-cell>
          <table:table-cell office:value-type="string">
            <text:p>bitwEn</text:p>
          </table:table-cell>
          <table:table-cell/>
          <table:table-cell office:value-type="string">
            <text:p>1-b@twin <text:s/>2-bitwin</text:p>
          </table:table-cell>
          <table:table-cell office:value-type="string">
            <text:p>1-butwEn-&gt;1 <text:s/>2-bEtwEn</text:p>
          </table:table-cell>
          <table:table-cell/>
          <table:table-cell office:value-type="string">
            <text:p>bitwEn</text:p>
          </table:table-cell>
          <table:table-cell table:number-columns-repeated="3"/>
          <table:table-cell office:value-type="string">
            <text:p>RP-2:1.25 <text:s/>Au-1:1.25 <text:s/>Au-2:1.25</text:p>
          </table:table-cell>
          <table:table-cell table:number-columns-repeated="1008"/>
        </table:table-row>
        <table:table-row table:style-name="ro4">
          <table:table-cell table:style-name="ce4" table:number-columns-repeated="1020"/>
          <table:table-cell table:number-columns-repeated="4"/>
        </table:table-row>
        <table:table-row table:style-name="ro3">
          <table:table-cell office:value-type="string">
            <text:p>but</text:p>
          </table:table-cell>
          <table:table-cell office:value-type="string">
            <text:p>prep</text:p>
          </table:table-cell>
          <table:table-cell office:value-type="string">
            <text:p>bVt <text:s/>[weak form /b@t/]</text:p>
          </table:table-cell>
          <table:table-cell office:value-type="string">
            <text:p>but</text:p>
          </table:table-cell>
          <table:table-cell/>
          <table:table-cell office:value-type="string">
            <text:p>bVt <text:s/>[weak form /b@t/]</text:p>
          </table:table-cell>
          <table:table-cell office:value-type="string">
            <text:p>but</text:p>
          </table:table-cell>
          <table:table-cell/>
          <table:table-cell office:value-type="string">
            <text:p>bVt <text:s/>[weak form /b@t/]</text:p>
          </table:table-cell>
          <table:table-cell office:value-type="string">
            <text:p>but</text:p>
          </table:table-cell>
          <table:table-cell/>
          <table:table-cell office:value-type="string">
            <text:p>but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office:value-type="string">
            <text:p>by</text:p>
          </table:table-cell>
          <table:table-cell office:value-type="string">
            <text:p>prep</text:p>
          </table:table-cell>
          <table:table-cell office:value-type="string">
            <text:p>baI</text:p>
          </table:table-cell>
          <table:table-cell office:value-type="string">
            <text:p>bI</text:p>
          </table:table-cell>
          <table:table-cell/>
          <table:table-cell office:value-type="string">
            <text:p>baI</text:p>
          </table:table-cell>
          <table:table-cell office:value-type="string">
            <text:p>bI</text:p>
          </table:table-cell>
          <table:table-cell/>
          <table:table-cell office:value-type="string">
            <text:p>baI</text:p>
          </table:table-cell>
          <table:table-cell office:value-type="string">
            <text:p>bI</text:p>
          </table:table-cell>
          <table:table-cell/>
          <table:table-cell office:value-type="string">
            <text:p>bI</text:p>
          </table:table-cell>
          <table:table-cell table:number-columns-repeated="1012"/>
        </table:table-row>
        <table:table-row table:style-name="ro4" table:number-rows-repeated="2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1014"/>
          <table:table-cell table:number-columns-repeated="4"/>
        </table:table-row>
        <table:table-row table:style-name="ro3">
          <table:table-cell office:value-type="string">
            <text:p>concerning</text:p>
          </table:table-cell>
          <table:table-cell office:value-type="string">
            <text:p>prep</text:p>
          </table:table-cell>
          <table:table-cell office:value-type="string">
            <text:p>k@ns3:nIN</text:p>
          </table:table-cell>
          <table:table-cell office:value-type="string">
            <text:p>kunsüniN</text:p>
          </table:table-cell>
          <table:table-cell/>
          <table:table-cell office:value-type="string">
            <text:p>k@ns3`:nIN</text:p>
          </table:table-cell>
          <table:table-cell office:value-type="string">
            <text:p>kunsüniN</text:p>
          </table:table-cell>
          <table:table-cell/>
          <table:table-cell office:value-type="string">
            <text:p>k@ns3nIN</text:p>
          </table:table-cell>
          <table:table-cell office:value-type="string">
            <text:p>kunsüniN</text:p>
          </table:table-cell>
          <table:table-cell/>
          <table:table-cell office:value-type="string">
            <text:p>kunsüniN</text:p>
          </table:table-cell>
          <table:table-cell table:number-columns-repeated="1012"/>
        </table:table-row>
        <table:table-row table:style-name="ro3">
          <table:table-cell table:style-name="ce4" table:number-columns-repeated="2"/>
          <table:table-cell/>
          <table:table-cell table:style-name="ce4" table:number-columns-repeated="2"/>
          <table:table-cell table:number-columns-repeated="2"/>
          <table:table-cell table:style-name="ce4" table:number-columns-repeated="1013"/>
          <table:table-cell table:number-columns-repeated="4"/>
        </table:table-row>
        <table:table-row table:style-name="ro3">
          <table:table-cell office:value-type="string">
            <text:p>depending_on</text:p>
          </table:table-cell>
          <table:table-cell office:value-type="string">
            <text:p>prep</text:p>
          </table:table-cell>
          <table:table-cell office:value-type="string">
            <text:p>1-dIpendIN Qn <text:s/>2-d@pendIN <text:s/>Qn <text:s/></text:p>
          </table:table-cell>
          <table:table-cell office:value-type="string">
            <text:p>1-dipendiN on-&gt;1 <text:s/>2-dupendiN on-&gt;1</text:p>
          </table:table-cell>
          <table:table-cell/>
          <table:table-cell office:value-type="string">
            <text:p>dIpendIN A:n <text:s/></text:p>
          </table:table-cell>
          <table:table-cell office:value-type="string">
            <text:p>dipendiN Rn</text:p>
          </table:table-cell>
          <table:table-cell/>
          <table:table-cell office:value-type="string">
            <text:p>d@pEndIN Qn</text:p>
          </table:table-cell>
          <table:table-cell office:value-type="string">
            <text:p>dupendiN on</text:p>
          </table:table-cell>
          <table:table-cell/>
          <table:table-cell office:value-type="string">
            <text:p>dipendiN on</text:p>
          </table:table-cell>
          <table:table-cell table:number-columns-repeated="3"/>
          <table:table-cell office:value-type="string">
            <text:p>PR-2:1.25 <text:s/>GA-1:4.9 <text:s/>Au-1:1.25</text:p>
          </table:table-cell>
          <table:table-cell table:number-columns-repeated="1008"/>
        </table:table-row>
        <table:table-row table:style-name="ro3">
          <table:table-cell office:value-type="string">
            <text:p>despite</text:p>
          </table:table-cell>
          <table:table-cell office:value-type="string">
            <text:p>prep</text:p>
          </table:table-cell>
          <table:table-cell office:value-type="string">
            <text:p>1-dIspaIt <text:s/>2-d@spaIt</text:p>
          </table:table-cell>
          <table:table-cell office:value-type="string">
            <text:p>1-dispIt-&gt;1 <text:s/>2-duspIt</text:p>
          </table:table-cell>
          <table:table-cell/>
          <table:table-cell office:value-type="string">
            <text:p>dIspaIt</text:p>
          </table:table-cell>
          <table:table-cell office:value-type="string">
            <text:p>dispIt</text:p>
          </table:table-cell>
          <table:table-cell/>
          <table:table-cell office:value-type="string">
            <text:p>d@spaIt</text:p>
          </table:table-cell>
          <table:table-cell office:value-type="string">
            <text:p>duspIt</text:p>
          </table:table-cell>
          <table:table-cell/>
          <table:table-cell office:value-type="string">
            <text:p>dispIt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1008"/>
        </table:table-row>
        <table:table-row table:style-name="ro3">
          <table:table-cell office:value-type="string">
            <text:p>down</text:p>
          </table:table-cell>
          <table:table-cell office:value-type="string">
            <text:p>prep</text:p>
          </table:table-cell>
          <table:table-cell office:value-type="string">
            <text:p>daUn</text:p>
          </table:table-cell>
          <table:table-cell office:value-type="string">
            <text:p>dWn</text:p>
          </table:table-cell>
          <table:table-cell/>
          <table:table-cell office:value-type="string">
            <text:p>daUn</text:p>
          </table:table-cell>
          <table:table-cell office:value-type="string">
            <text:p>dWn</text:p>
          </table:table-cell>
          <table:table-cell/>
          <table:table-cell office:value-type="string">
            <text:p>daUn</text:p>
          </table:table-cell>
          <table:table-cell office:value-type="string">
            <text:p>dWn</text:p>
          </table:table-cell>
          <table:table-cell/>
          <table:table-cell office:value-type="string">
            <text:p>dWn</text:p>
          </table:table-cell>
          <table:table-cell table:number-columns-repeated="1012"/>
        </table:table-row>
        <table:table-row table:style-name="ro3">
          <table:table-cell office:value-type="string">
            <text:p>due_to</text:p>
          </table:table-cell>
          <table:table-cell office:value-type="string">
            <text:p>prep</text:p>
          </table:table-cell>
          <table:table-cell office:value-type="string">
            <text:p>dju: tu: <text:s/></text:p>
          </table:table-cell>
          <table:table-cell office:value-type="string">
            <text:p>dyU tU</text:p>
          </table:table-cell>
          <table:table-cell/>
          <table:table-cell office:value-type="string">
            <text:p>1-du: tu: <text:s/>2-dju: tu: <text:s/></text:p>
          </table:table-cell>
          <table:table-cell office:value-type="string">
            <text:p>1-dU tU-&gt;1 <text:s/>2-dyU tU-&gt;1</text:p>
          </table:table-cell>
          <table:table-cell/>
          <table:table-cell office:value-type="string">
            <text:p>dju tu <text:s/></text:p>
          </table:table-cell>
          <table:table-cell office:value-type="string">
            <text:p>dyU tU</text:p>
          </table:table-cell>
          <table:table-cell/>
          <table:table-cell office:value-type="string">
            <text:p>dyU tU</text:p>
          </table:table-cell>
          <table:table-cell table:number-columns-repeated="3"/>
          <table:table-cell office:value-type="string">
            <text:p>GA-1:1.32</text:p>
          </table:table-cell>
          <table:table-cell table:number-columns-repeated="1008"/>
        </table:table-row>
        <table:table-row table:style-name="ro3">
          <table:table-cell office:value-type="string">
            <text:p>during</text:p>
          </table:table-cell>
          <table:table-cell office:value-type="string">
            <text:p>prep</text:p>
          </table:table-cell>
          <table:table-cell office:value-type="string">
            <text:p>1-djU@rIN <text:s/>2-dZU@rIN <text:s/>3-djO:rIN <text:s/>4-dZO:rIN</text:p>
          </table:table-cell>
          <table:table-cell office:value-type="string">
            <text:p>1-dyÜiN-&gt;1 <text:s/>2-jÜiN-&gt;1 <text:s/>3-dyQÑiN-&gt;1 <text:s/>4-jQÑiN-&gt;1</text:p>
          </table:table-cell>
          <table:table-cell/>
          <table:table-cell office:value-type="string">
            <text:p>1-d3`:IN <text:s/>2-dUrIN <text:s/>3-djUrIN</text:p>
          </table:table-cell>
          <table:table-cell office:value-type="string">
            <text:p>1-düiN-&gt;1 <text:s/>2-dÜiN-&gt;1 <text:s/>3-dyÜiN-&gt;1</text:p>
          </table:table-cell>
          <table:table-cell/>
          <table:table-cell office:value-type="string">
            <text:p>djurIN</text:p>
          </table:table-cell>
          <table:table-cell office:value-type="string">
            <text:p>dyÜiN</text:p>
          </table:table-cell>
          <table:table-cell/>
          <table:table-cell office:value-type="string">
            <text:p>dyÜiN</text:p>
          </table:table-cell>
          <table:table-cell table:number-columns-repeated="3"/>
          <table:table-cell office:value-type="string">
            <text:p>RP-2:1.32 <text:s/>RP-3:1.22 <text:s/>RP-4:1.32:1.22 <text:s/>GA-1:1.32:1.22 <text:s/>GA-2:1.32</text:p>
          </table:table-cell>
          <table:table-cell table:number-columns-repeated="1008"/>
        </table:table-row>
        <table:table-row table:style-name="ro4">
          <table:table-cell table:style-name="ce4" table:number-columns-repeated="1020"/>
          <table:table-cell table:number-columns-repeated="4"/>
        </table:table-row>
        <table:table-row table:style-name="ro3">
          <table:table-cell office:value-type="string">
            <text:p>except</text:p>
          </table:table-cell>
          <table:table-cell office:value-type="string">
            <text:p>prep</text:p>
          </table:table-cell>
          <table:table-cell office:value-type="string">
            <text:p>1-Iksept <text:s/>2-eksept <text:s/>3-@ksept</text:p>
          </table:table-cell>
          <table:table-cell office:value-type="string">
            <text:p>1-iksept-&gt;2 <text:s/>2-eksept-&gt;1 <text:s/>3-uksept-&gt;2</text:p>
          </table:table-cell>
          <table:table-cell/>
          <table:table-cell office:value-type="string">
            <text:p>Iksept</text:p>
          </table:table-cell>
          <table:table-cell office:value-type="string">
            <text:p>iksept-&gt;2</text:p>
          </table:table-cell>
          <table:table-cell/>
          <table:table-cell office:value-type="string">
            <text:p>1-@ksEpt <text:s/>2-EksEpt</text:p>
          </table:table-cell>
          <table:table-cell office:value-type="string">
            <text:p>1-uksept-&gt;2 2-eksept-&gt;1</text:p>
          </table:table-cell>
          <table:table-cell/>
          <table:table-cell office:value-type="string">
            <text:p>eksept</text:p>
          </table:table-cell>
          <table:table-cell office:value-type="string">
            <text:p>iksept</text:p>
          </table:table-cell>
          <table:table-cell table:number-columns-repeated="2"/>
          <table:table-cell office:value-type="string">
            <text:p>PR-3:1.25 <text:s/>Au-1:1.25</text:p>
          </table:table-cell>
          <table:table-cell/>
          <table:table-cell office:value-type="string">
            <text:p>rule 25 /I/ and /e/</text:p>
          </table:table-cell>
          <table:table-cell table:number-columns-repeated="1006"/>
        </table:table-row>
        <table:table-row table:style-name="ro3">
          <table:table-cell office:value-type="string">
            <text:p>except_for</text:p>
          </table:table-cell>
          <table:table-cell office:value-type="string">
            <text:p>prep</text:p>
          </table:table-cell>
          <table:table-cell office:value-type="string">
            <text:p>1-Iksept fO: <text:s/>2-eksept fO: <text:s/>3-@ksept fO: <text:s/></text:p>
          </table:table-cell>
          <table:table-cell office:value-type="string">
            <text:p>1-iksept fQÑ-&gt;2 <text:s/>2-eksept fQÑ-&gt;1 <text:s/>3-uksept fQÑ-&gt;2</text:p>
          </table:table-cell>
          <table:table-cell/>
          <table:table-cell office:value-type="string">
            <text:p>Iksept fO:r</text:p>
          </table:table-cell>
          <table:table-cell office:value-type="string">
            <text:p>iksept fQr-&gt;2</text:p>
          </table:table-cell>
          <table:table-cell/>
          <table:table-cell office:value-type="string">
            <text:p>1-@ksEpt fO <text:s/>2-EksEpt fO <text:s/></text:p>
          </table:table-cell>
          <table:table-cell office:value-type="string">
            <text:p>1-uksept fQÑ-&gt;2 <text:s/>2-eksept fQÑ-&gt;1</text:p>
          </table:table-cell>
          <table:table-cell/>
          <table:table-cell office:value-type="string">
            <text:p>eksept fQÑ</text:p>
          </table:table-cell>
          <table:table-cell office:value-type="string">
            <text:p>iksept fQÑ</text:p>
          </table:table-cell>
          <table:table-cell table:number-columns-repeated="2"/>
          <table:table-cell office:value-type="string">
            <text:p>PR-3:1.25 <text:s/>Au-1:1.25</text:p>
          </table:table-cell>
          <table:table-cell office:value-type="string">
            <text:p>n</text:p>
          </table:table-cell>
          <table:table-cell office:value-type="string">
            <text:p>rule 25 /I/ and /e/</text:p>
          </table:table-cell>
          <table:table-cell table:number-columns-repeated="1006"/>
        </table:table-row>
        <table:table-row table:style-name="ro3">
          <table:table-cell office:value-type="string">
            <text:p>for</text:p>
          </table:table-cell>
          <table:table-cell office:value-type="string">
            <text:p>prep</text:p>
          </table:table-cell>
          <table:table-cell office:value-type="string">
            <text:p>fO: <text:s/>[weak form /f@/]</text:p>
          </table:table-cell>
          <table:table-cell office:value-type="string">
            <text:p>fQÑ</text:p>
          </table:table-cell>
          <table:table-cell/>
          <table:table-cell office:value-type="string">
            <text:p>fO:r <text:s/>[weak form /f=r/]</text:p>
          </table:table-cell>
          <table:table-cell office:value-type="string">
            <text:p>fQr</text:p>
          </table:table-cell>
          <table:table-cell/>
          <table:table-cell office:value-type="string">
            <text:p>fO <text:s/>[weak forms /f@, f/]</text:p>
          </table:table-cell>
          <table:table-cell office:value-type="string">
            <text:p>fQÑ</text:p>
          </table:table-cell>
          <table:table-cell/>
          <table:table-cell office:value-type="string">
            <text:p>fQÑ</text:p>
          </table:table-cell>
          <table:table-cell table:number-columns-repeated="4"/>
          <table:table-cell office:value-type="string">
            <text:p>w n</text:p>
          </table:table-cell>
          <table:table-cell table:number-columns-repeated="1007"/>
        </table:table-row>
        <table:table-row table:style-name="ro4">
          <table:table-cell table:style-name="ce4" table:number-columns-repeated="1020"/>
          <table:table-cell table:number-columns-repeated="4"/>
        </table:table-row>
        <table:table-row table:style-name="ro3">
          <table:table-cell table:style-name="ce5" office:value-type="string">
            <text:p>in</text:p>
          </table:table-cell>
          <table:table-cell office:value-type="string">
            <text:p>prep</text:p>
          </table:table-cell>
          <table:table-cell office:value-type="string">
            <text:p>In</text:p>
          </table:table-cell>
          <table:table-cell office:value-type="string">
            <text:p>in</text:p>
          </table:table-cell>
          <table:table-cell/>
          <table:table-cell office:value-type="string">
            <text:p>In <text:s/>[weak form /@n/]</text:p>
          </table:table-cell>
          <table:table-cell office:value-type="string">
            <text:p>in</text:p>
          </table:table-cell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/>
          <table:table-cell office:value-type="string">
            <text:p>in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office:value-type="string">
            <text:p>in_accordance_with</text:p>
          </table:table-cell>
          <table:table-cell office:value-type="string">
            <text:p>prep</text:p>
          </table:table-cell>
          <table:table-cell office:value-type="string">
            <text:p>In @kO:dns wID</text:p>
          </table:table-cell>
          <table:table-cell office:value-type="string">
            <text:p>in ukQÑdns wiD</text:p>
          </table:table-cell>
          <table:table-cell/>
          <table:table-cell office:value-type="string">
            <text:p>In @kO:rdns wID <text:s/></text:p>
          </table:table-cell>
          <table:table-cell office:value-type="string">
            <text:p>in ukQrdns wiD</text:p>
          </table:table-cell>
          <table:table-cell/>
          <table:table-cell office:value-type="string">
            <text:p>1-In @kQd@ns wID <text:s/>2-In @kQd@ns wIT</text:p>
          </table:table-cell>
          <table:table-cell office:value-type="string">
            <text:p>1-in ukQÑduns wiD-&gt;1 <text:s/>2-in ukQÑduns wiT-&gt;1</text:p>
          </table:table-cell>
          <table:table-cell/>
          <table:table-cell office:value-type="string">
            <text:p>in ukQÑdns wiD</text:p>
          </table:table-cell>
          <table:table-cell table:number-columns-repeated="3"/>
          <table:table-cell office:value-type="string">
            <text:p>Au-1:4.O <text:s/>Au-2:4.O:5.C</text:p>
          </table:table-cell>
          <table:table-cell office:value-type="string">
            <text:p>n</text:p>
          </table:table-cell>
          <table:table-cell office:value-type="string">
            <text:p>QS.Au-2 : /T/ -&gt; [They]</text:p>
          </table:table-cell>
          <table:table-cell table:number-columns-repeated="1006"/>
        </table:table-row>
        <table:table-row table:style-name="ro3">
          <table:table-cell office:value-type="string">
            <text:p>in_addition_to</text:p>
          </table:table-cell>
          <table:table-cell office:value-type="string">
            <text:p>prep</text:p>
          </table:table-cell>
          <table:table-cell office:value-type="string">
            <text:p>In @dIS=n tu: <text:s/></text:p>
          </table:table-cell>
          <table:table-cell office:value-type="string">
            <text:p>in udiSn tU</text:p>
          </table:table-cell>
          <table:table-cell/>
          <table:table-cell office:value-type="string">
            <text:p>In @dIS=n tu: <text:s/></text:p>
          </table:table-cell>
          <table:table-cell office:value-type="string">
            <text:p>in udiSn tU</text:p>
          </table:table-cell>
          <table:table-cell/>
          <table:table-cell office:value-type="string">
            <text:p>In @dIS@n tu <text:s/></text:p>
          </table:table-cell>
          <table:table-cell office:value-type="string">
            <text:p>in udiSun tU</text:p>
          </table:table-cell>
          <table:table-cell/>
          <table:table-cell office:value-type="string">
            <text:p>in udiSn tU</text:p>
          </table:table-cell>
          <table:table-cell table:number-columns-repeated="3"/>
          <table:table-cell office:value-type="string">
            <text:p>Au-1:3'.O</text:p>
          </table:table-cell>
          <table:table-cell table:number-columns-repeated="1008"/>
        </table:table-row>
        <table:table-row table:style-name="ro4">
          <table:table-cell table:style-name="ce4" table:number-columns-repeated="1020"/>
          <table:table-cell table:number-columns-repeated="4"/>
        </table:table-row>
        <table:table-row table:style-name="ro3">
          <table:table-cell office:value-type="string">
            <text:p>in_conjunction_with</text:p>
          </table:table-cell>
          <table:table-cell office:value-type="string">
            <text:p>prep</text:p>
          </table:table-cell>
          <table:table-cell office:value-type="string">
            <text:p>In k@ndZVNkS=n wID</text:p>
          </table:table-cell>
          <table:table-cell office:value-type="string">
            <text:p>in kunjuNkSn wiD</text:p>
          </table:table-cell>
          <table:table-cell/>
          <table:table-cell office:value-type="string">
            <text:p>In k@ndZVNkS=n wID <text:s/></text:p>
          </table:table-cell>
          <table:table-cell office:value-type="string">
            <text:p>in kunjuNkSn wiD</text:p>
          </table:table-cell>
          <table:table-cell/>
          <table:table-cell office:value-type="string">
            <text:p>1-In k@ndZVNkS@n wID <text:s/>2-In k@ndZVNkS@n wIT</text:p>
          </table:table-cell>
          <table:table-cell office:value-type="string">
            <text:p>1-in kunjuNkSun wiD-&gt;1 <text:s/>2-in kunjuNkSun <text:s/>wiT-&gt;1</text:p>
          </table:table-cell>
          <table:table-cell/>
          <table:table-cell office:value-type="string">
            <text:p>in kunjuNkSn wiD</text:p>
          </table:table-cell>
          <table:table-cell table:number-columns-repeated="3"/>
          <table:table-cell office:value-type="string">
            <text:p>Au-1:4.O <text:s/>Au-2:4.O:5.C</text:p>
          </table:table-cell>
          <table:table-cell/>
          <table:table-cell office:value-type="string">
            <text:p>QS.Au-2 : /T/ -&gt; [They]</text:p>
          </table:table-cell>
          <table:table-cell table:number-columns-repeated="1006"/>
        </table:table-row>
        <table:table-row table:style-name="ro3">
          <table:table-cell office:value-type="string">
            <text:p>in_connection_with</text:p>
          </table:table-cell>
          <table:table-cell office:value-type="string">
            <text:p>prep</text:p>
          </table:table-cell>
          <table:table-cell office:value-type="string">
            <text:p>In k@nekS=n wID</text:p>
          </table:table-cell>
          <table:table-cell office:value-type="string">
            <text:p>in kunekSn wiD</text:p>
          </table:table-cell>
          <table:table-cell/>
          <table:table-cell office:value-type="string">
            <text:p>In k@nekS=n wID <text:s/></text:p>
          </table:table-cell>
          <table:table-cell office:value-type="string">
            <text:p>in kunekSn wiD</text:p>
          </table:table-cell>
          <table:table-cell/>
          <table:table-cell office:value-type="string">
            <text:p>1-In k@nEkS@n wID <text:s/>2-In k@nEkS@n wIT</text:p>
          </table:table-cell>
          <table:table-cell office:value-type="string">
            <text:p>1-in kunekSun wiD-&gt;1 <text:s/>2-in kunekSun <text:s/>wiT-&gt;1</text:p>
          </table:table-cell>
          <table:table-cell/>
          <table:table-cell office:value-type="string">
            <text:p>in kunekSn wiD</text:p>
          </table:table-cell>
          <table:table-cell table:number-columns-repeated="3"/>
          <table:table-cell office:value-type="string">
            <text:p>Au-1:4.O <text:s/>Au-2:4.O:5.C</text:p>
          </table:table-cell>
          <table:table-cell/>
          <table:table-cell office:value-type="string">
            <text:p>QS.Au-2 : /T/ -&gt; [They]</text:p>
          </table:table-cell>
          <table:table-cell table:number-columns-repeated="1006"/>
        </table:table-row>
        <table:table-row table:style-name="ro4" table:number-rows-repeated="2">
          <table:table-cell table:style-name="ce4" table:number-columns-repeated="1020"/>
          <table:table-cell table:number-columns-repeated="4"/>
        </table:table-row>
        <table:table-row table:style-name="ro3">
          <table:table-cell office:value-type="string">
            <text:p>in_line_with</text:p>
          </table:table-cell>
          <table:table-cell office:value-type="string">
            <text:p>prep</text:p>
          </table:table-cell>
          <table:table-cell office:value-type="string">
            <text:p>In laIn wID</text:p>
          </table:table-cell>
          <table:table-cell office:value-type="string">
            <text:p>in lIn wiD</text:p>
          </table:table-cell>
          <table:table-cell/>
          <table:table-cell office:value-type="string">
            <text:p>In laIn wID <text:s/></text:p>
          </table:table-cell>
          <table:table-cell office:value-type="string">
            <text:p>in lIn wiD</text:p>
          </table:table-cell>
          <table:table-cell/>
          <table:table-cell office:value-type="string">
            <text:p>1-In laIn wID <text:s/>2-In laIn wIT</text:p>
          </table:table-cell>
          <table:table-cell office:value-type="string">
            <text:p>1-in lIn wiD-&gt;1 <text:s/>2-in lIn wiT-&gt;1</text:p>
          </table:table-cell>
          <table:table-cell/>
          <table:table-cell office:value-type="string">
            <text:p>in lIn wiD</text:p>
          </table:table-cell>
          <table:table-cell table:number-columns-repeated="3"/>
          <table:table-cell office:value-type="string">
            <text:p>Au-2:3.C</text:p>
          </table:table-cell>
          <table:table-cell/>
          <table:table-cell office:value-type="string">
            <text:p>QS.Au-2 : /T/ -&gt; [They]</text:p>
          </table:table-cell>
          <table:table-cell table:number-columns-repeated="1006"/>
        </table:table-row>
        <table:table-row table:style-name="ro3">
          <table:table-cell office:value-type="string">
            <text:p>in_relation_to</text:p>
          </table:table-cell>
          <table:table-cell office:value-type="string">
            <text:p>prep</text:p>
          </table:table-cell>
          <table:table-cell office:value-type="string">
            <text:p>1-In rIleIS=n tu: <text:s/>2-In r@leISn=n tu: <text:s/></text:p>
          </table:table-cell>
          <table:table-cell office:value-type="string">
            <text:p>1-in rilASn tU-&gt;1 <text:s/>2-in rulASn tU-&gt;1</text:p>
          </table:table-cell>
          <table:table-cell/>
          <table:table-cell office:value-type="string">
            <text:p>In rIleIS=n tu: <text:s/></text:p>
          </table:table-cell>
          <table:table-cell office:value-type="string">
            <text:p>in rilAsn tU</text:p>
          </table:table-cell>
          <table:table-cell/>
          <table:table-cell office:value-type="string">
            <text:p>In r@leIS@n tu <text:s/></text:p>
          </table:table-cell>
          <table:table-cell office:value-type="string">
            <text:p>in rulASun tU</text:p>
          </table:table-cell>
          <table:table-cell/>
          <table:table-cell office:value-type="string">
            <text:p>in rilASn tU</text:p>
          </table:table-cell>
          <table:table-cell table:number-columns-repeated="3"/>
          <table:table-cell office:value-type="string">
            <text:p>RP-2:2.25 <text:s/>Au-1:2:25</text:p>
          </table:table-cell>
          <table:table-cell table:number-columns-repeated="1008"/>
        </table:table-row>
        <table:table-row table:style-name="ro4">
          <table:table-cell table:style-name="ce4" table:number-columns-repeated="1020"/>
          <table:table-cell table:number-columns-repeated="4"/>
        </table:table-row>
        <table:table-row table:style-name="ro3">
          <table:table-cell office:value-type="string">
            <text:p>in_response_to</text:p>
          </table:table-cell>
          <table:table-cell office:value-type="string">
            <text:p>prep</text:p>
          </table:table-cell>
          <table:table-cell office:value-type="string">
            <text:p>1-In rIspQns tu: <text:s/>2-In r@spQns tu: <text:s/></text:p>
          </table:table-cell>
          <table:table-cell office:value-type="string">
            <text:p>1-in rispons tU-&gt;1 <text:s/>2-in ruspons tU-&gt;1</text:p>
          </table:table-cell>
          <table:table-cell/>
          <table:table-cell office:value-type="string">
            <text:p>1-In rIspA:ns tu: <text:s/></text:p>
          </table:table-cell>
          <table:table-cell office:value-type="string">
            <text:p>in rispRns tU</text:p>
          </table:table-cell>
          <table:table-cell/>
          <table:table-cell office:value-type="string">
            <text:p>In r@spQns tu <text:s/></text:p>
          </table:table-cell>
          <table:table-cell office:value-type="string">
            <text:p>in ruspons tU</text:p>
          </table:table-cell>
          <table:table-cell/>
          <table:table-cell office:value-type="string">
            <text:p>in rispons tU</text:p>
          </table:table-cell>
          <table:table-cell table:number-columns-repeated="3"/>
          <table:table-cell office:value-type="string">
            <text:p>RP-2:2.25 <text:s/>GA-1:3:9 <text:s/>Au-1:2.25</text:p>
          </table:table-cell>
          <table:table-cell table:number-columns-repeated="1008"/>
        </table:table-row>
        <table:table-row table:style-name="ro4" table:number-rows-repeated="5">
          <table:table-cell table:style-name="ce4" table:number-columns-repeated="1020"/>
          <table:table-cell table:number-columns-repeated="4"/>
        </table:table-row>
        <table:table-row table:style-name="ro3">
          <table:table-cell office:value-type="string">
            <text:p>in_touch_with</text:p>
          </table:table-cell>
          <table:table-cell office:value-type="string">
            <text:p>prep</text:p>
          </table:table-cell>
          <table:table-cell office:value-type="string">
            <text:p>In tVtS wID</text:p>
          </table:table-cell>
          <table:table-cell office:value-type="string">
            <text:p>in tuC wiD</text:p>
          </table:table-cell>
          <table:table-cell/>
          <table:table-cell office:value-type="string">
            <text:p>In tVtS wID <text:s/></text:p>
          </table:table-cell>
          <table:table-cell office:value-type="string">
            <text:p>in tuC wiD</text:p>
          </table:table-cell>
          <table:table-cell/>
          <table:table-cell office:value-type="string">
            <text:p>1-In tVtS wID <text:s/>2-In tVtS wIT</text:p>
          </table:table-cell>
          <table:table-cell office:value-type="string">
            <text:p>1-in tuC wiD-&gt;1 <text:s/>2-in tuC wiT-&gt;1</text:p>
          </table:table-cell>
          <table:table-cell/>
          <table:table-cell office:value-type="string">
            <text:p>in tuC wiD</text:p>
          </table:table-cell>
          <table:table-cell table:number-columns-repeated="3"/>
          <table:table-cell office:value-type="string">
            <text:p>Au-2:3.C</text:p>
          </table:table-cell>
          <table:table-cell/>
          <table:table-cell office:value-type="string">
            <text:p>QS.Au-2 : /T/ -&gt; [They]</text:p>
          </table:table-cell>
          <table:table-cell table:number-columns-repeated="1006"/>
        </table:table-row>
        <table:table-row table:style-name="ro4">
          <table:table-cell table:style-name="ce4" table:number-columns-repeated="1020"/>
          <table:table-cell table:number-columns-repeated="4"/>
        </table:table-row>
        <table:table-row table:style-name="ro3">
          <table:table-cell office:value-type="string">
            <text:p>including</text:p>
          </table:table-cell>
          <table:table-cell office:value-type="string">
            <text:p>prep</text:p>
          </table:table-cell>
          <table:table-cell office:value-type="string">
            <text:p>1-Inklu:dIN <text:s/>2-INklu:diN</text:p>
          </table:table-cell>
          <table:table-cell office:value-type="string">
            <text:p>1-inklUdiN-&gt;1 <text:s/>2-iNklUkiN-&gt;1</text:p>
          </table:table-cell>
          <table:table-cell/>
          <table:table-cell office:value-type="string">
            <text:p>Inklu:dIN</text:p>
          </table:table-cell>
          <table:table-cell office:value-type="string">
            <text:p>inklUdiN</text:p>
          </table:table-cell>
          <table:table-cell/>
          <table:table-cell office:value-type="string">
            <text:p>InkludIN</text:p>
          </table:table-cell>
          <table:table-cell office:value-type="string">
            <text:p>inklUdiN</text:p>
          </table:table-cell>
          <table:table-cell/>
          <table:table-cell office:value-type="string">
            <text:p>inklUdiN</text:p>
          </table:table-cell>
          <table:table-cell table:number-columns-repeated="3"/>
          <table:table-cell office:value-type="string">
            <text:p>RP-2:3.V</text:p>
          </table:table-cell>
          <table:table-cell table:number-columns-repeated="1008"/>
        </table:table-row>
        <table:table-row table:style-name="ro3">
          <table:table-cell office:value-type="string">
            <text:p>inside</text:p>
          </table:table-cell>
          <table:table-cell office:value-type="string">
            <text:p>prep</text:p>
          </table:table-cell>
          <table:table-cell office:value-type="string">
            <text:p>InsaId</text:p>
          </table:table-cell>
          <table:table-cell office:value-type="string">
            <text:p>insId</text:p>
          </table:table-cell>
          <table:table-cell/>
          <table:table-cell office:value-type="string">
            <text:p>InsaId</text:p>
          </table:table-cell>
          <table:table-cell office:value-type="string">
            <text:p>insId</text:p>
          </table:table-cell>
          <table:table-cell/>
          <table:table-cell office:value-type="string">
            <text:p>InsaId</text:p>
          </table:table-cell>
          <table:table-cell office:value-type="string">
            <text:p>insId</text:p>
          </table:table-cell>
          <table:table-cell/>
          <table:table-cell office:value-type="string">
            <text:p>insId</text:p>
          </table:table-cell>
          <table:table-cell table:number-columns-repeated="1012"/>
        </table:table-row>
        <table:table-row table:style-name="ro4">
          <table:table-cell table:style-name="ce4" table:number-columns-repeated="1020"/>
          <table:table-cell table:number-columns-repeated="4"/>
        </table:table-row>
        <table:table-row table:style-name="ro3">
          <table:table-cell office:value-type="string">
            <text:p>into</text:p>
          </table:table-cell>
          <table:table-cell office:value-type="string">
            <text:p>prep</text:p>
          </table:table-cell>
          <table:table-cell office:value-type="string">
            <text:p>1-Intu: <text:s/>2-IntU <text:s/>[weak forms <text:s/>esp. before consonsant /Int@/, esp. before vowel /Intu/]</text:p>
          </table:table-cell>
          <table:table-cell office:value-type="string">
            <text:p>1-intU-&gt;1 <text:s/>2-intV-&gt;1</text:p>
          </table:table-cell>
          <table:table-cell/>
          <table:table-cell office:value-type="string">
            <text:p>Intu: <text:s/>[weak forms <text:s/>esp. before consonsant /Int@/, esp. before vowel /Intu/]</text:p>
          </table:table-cell>
          <table:table-cell office:value-type="string">
            <text:p>intU</text:p>
          </table:table-cell>
          <table:table-cell/>
          <table:table-cell office:value-type="string">
            <text:p>(in general) 1-Intu <text:s/>(before consonant) 2-Int@</text:p>
          </table:table-cell>
          <table:table-cell office:value-type="string">
            <text:p>1-intU-&gt;1 <text:s/>2-intu-&gt;1</text:p>
          </table:table-cell>
          <table:table-cell/>
          <table:table-cell office:value-type="string">
            <text:p>intU</text:p>
          </table:table-cell>
          <table:table-cell table:number-columns-repeated="3"/>
          <table:table-cell office:value-type="string">
            <text:p>RP-2:2.29 <text:s/>Au-2:2.29</text:p>
          </table:table-cell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office:value-type="string">
            <text:p>let_alone</text:p>
          </table:table-cell>
          <table:table-cell office:value-type="string">
            <text:p>prep</text:p>
          </table:table-cell>
          <table:table-cell office:value-type="string">
            <text:p>let @l@Un</text:p>
          </table:table-cell>
          <table:table-cell office:value-type="string">
            <text:p>let ulOn</text:p>
          </table:table-cell>
          <table:table-cell/>
          <table:table-cell office:value-type="string">
            <text:p>let @loUn</text:p>
          </table:table-cell>
          <table:table-cell office:value-type="string">
            <text:p>let ulOn</text:p>
          </table:table-cell>
          <table:table-cell/>
          <table:table-cell office:value-type="string">
            <text:p>lEt @loUn</text:p>
          </table:table-cell>
          <table:table-cell office:value-type="string">
            <text:p>let ulOn</text:p>
          </table:table-cell>
          <table:table-cell/>
          <table:table-cell office:value-type="string">
            <text:p>let ulOn</text:p>
          </table:table-cell>
          <table:table-cell table:number-columns-repeated="1012"/>
        </table:table-row>
        <table:table-row table:style-name="ro3">
          <table:table-cell office:value-type="string">
            <text:p>like</text:p>
          </table:table-cell>
          <table:table-cell office:value-type="string">
            <text:p>prep</text:p>
          </table:table-cell>
          <table:table-cell office:value-type="string">
            <text:p>laIk</text:p>
          </table:table-cell>
          <table:table-cell office:value-type="string">
            <text:p>lIk</text:p>
          </table:table-cell>
          <table:table-cell/>
          <table:table-cell office:value-type="string">
            <text:p>laIk</text:p>
          </table:table-cell>
          <table:table-cell office:value-type="string">
            <text:p>lIk</text:p>
          </table:table-cell>
          <table:table-cell/>
          <table:table-cell office:value-type="string">
            <text:p>laIk</text:p>
          </table:table-cell>
          <table:table-cell office:value-type="string">
            <text:p>lIk</text:p>
          </table:table-cell>
          <table:table-cell/>
          <table:table-cell office:value-type="string">
            <text:p>lIk</text:p>
          </table:table-cell>
          <table:table-cell table:number-columns-repeated="1012"/>
        </table:table-row>
        <table:table-row table:style-name="ro3">
          <table:table-cell office:value-type="string">
            <text:p>minus</text:p>
          </table:table-cell>
          <table:table-cell office:value-type="string">
            <text:p>prep</text:p>
          </table:table-cell>
          <table:table-cell office:value-type="string">
            <text:p>maIn@s</text:p>
          </table:table-cell>
          <table:table-cell office:value-type="string">
            <text:p>mInus</text:p>
          </table:table-cell>
          <table:table-cell/>
          <table:table-cell office:value-type="string">
            <text:p>maIn@s</text:p>
          </table:table-cell>
          <table:table-cell office:value-type="string">
            <text:p>mInus</text:p>
          </table:table-cell>
          <table:table-cell/>
          <table:table-cell office:value-type="string">
            <text:p>maIn@s</text:p>
          </table:table-cell>
          <table:table-cell office:value-type="string">
            <text:p>mInus</text:p>
          </table:table-cell>
          <table:table-cell/>
          <table:table-cell office:value-type="string">
            <text:p>mInus</text:p>
          </table:table-cell>
          <table:table-cell table:number-columns-repeated="1012"/>
        </table:table-row>
        <table:table-row table:style-name="ro3">
          <table:table-cell office:value-type="string">
            <text:p>near</text:p>
          </table:table-cell>
          <table:table-cell office:value-type="string">
            <text:p>prep</text:p>
          </table:table-cell>
          <table:table-cell office:value-type="string">
            <text:p>nI@</text:p>
          </table:table-cell>
          <table:table-cell office:value-type="string">
            <text:p>nË</text:p>
          </table:table-cell>
          <table:table-cell/>
          <table:table-cell office:value-type="string">
            <text:p>nI=r</text:p>
          </table:table-cell>
          <table:table-cell office:value-type="string">
            <text:p>nË</text:p>
          </table:table-cell>
          <table:table-cell/>
          <table:table-cell office:value-type="string">
            <text:p>nI@</text:p>
          </table:table-cell>
          <table:table-cell office:value-type="string">
            <text:p>nË</text:p>
          </table:table-cell>
          <table:table-cell/>
          <table:table-cell office:value-type="string">
            <text:p>nË</text:p>
          </table:table-cell>
          <table:table-cell table:number-columns-repeated="1012"/>
        </table:table-row>
        <table:table-row table:style-name="ro3">
          <table:table-cell office:value-type="string">
            <text:p>next_to</text:p>
          </table:table-cell>
          <table:table-cell office:value-type="string">
            <text:p>prep</text:p>
          </table:table-cell>
          <table:table-cell office:value-type="string">
            <text:p>nekst tu: <text:s/></text:p>
          </table:table-cell>
          <table:table-cell office:value-type="string">
            <text:p>nekst tU</text:p>
          </table:table-cell>
          <table:table-cell/>
          <table:table-cell office:value-type="string">
            <text:p>nekst tu: <text:s/></text:p>
          </table:table-cell>
          <table:table-cell office:value-type="string">
            <text:p>nekst tU</text:p>
          </table:table-cell>
          <table:table-cell/>
          <table:table-cell office:value-type="string">
            <text:p>nEkst tu <text:s/></text:p>
          </table:table-cell>
          <table:table-cell office:value-type="string">
            <text:p>nekst tU</text:p>
          </table:table-cell>
          <table:table-cell/>
          <table:table-cell office:value-type="string">
            <text:p>nekst tU</text:p>
          </table:table-cell>
          <table:table-cell table:number-columns-repeated="1012"/>
        </table:table-row>
        <table:table-row table:style-name="ro4">
          <table:table-cell table:style-name="ce4" table:number-columns-repeated="1020"/>
          <table:table-cell table:number-columns-repeated="4"/>
        </table:table-row>
        <table:table-row table:style-name="ro3">
          <table:table-cell office:value-type="string">
            <text:p>off</text:p>
          </table:table-cell>
          <table:table-cell office:value-type="string">
            <text:p>prep</text:p>
          </table:table-cell>
          <table:table-cell office:value-type="string">
            <text:p>1-Qf <text:s/>2-O:f</text:p>
          </table:table-cell>
          <table:table-cell office:value-type="string">
            <text:p>1-of-&gt;1 <text:s/>2-Qf-&gt;1</text:p>
          </table:table-cell>
          <table:table-cell/>
          <table:table-cell office:value-type="string">
            <text:p>1-Q:f <text:s/>2-A:f</text:p>
          </table:table-cell>
          <table:table-cell office:value-type="string">
            <text:p>1-of-&gt;1 <text:s/>2-Rf-&gt;1</text:p>
          </table:table-cell>
          <table:table-cell/>
          <table:table-cell office:value-type="string">
            <text:p>Qf <text:s/>[weak form /@v/]</text:p>
          </table:table-cell>
          <table:table-cell office:value-type="string">
            <text:p>of</text:p>
          </table:table-cell>
          <table:table-cell/>
          <table:table-cell office:value-type="string">
            <text:p>of</text:p>
          </table:table-cell>
          <table:table-cell table:number-columns-repeated="3"/>
          <table:table-cell office:value-type="string">
            <text:p>RP-2:1.17 <text:s/>GA-2:1.17</text:p>
          </table:table-cell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office:value-type="string">
            <text:p>on</text:p>
          </table:table-cell>
          <table:table-cell office:value-type="string">
            <text:p>prep</text:p>
          </table:table-cell>
          <table:table-cell office:value-type="string">
            <text:p>Qn</text:p>
          </table:table-cell>
          <table:table-cell office:value-type="string">
            <text:p>on</text:p>
          </table:table-cell>
          <table:table-cell/>
          <table:table-cell office:value-type="string">
            <text:p>A:n</text:p>
          </table:table-cell>
          <table:table-cell office:value-type="string">
            <text:p>Rn</text:p>
          </table:table-cell>
          <table:table-cell/>
          <table:table-cell office:value-type="string">
            <text:p>Qn</text:p>
          </table:table-cell>
          <table:table-cell office:value-type="string">
            <text:p>on</text:p>
          </table:table-cell>
          <table:table-cell/>
          <table:table-cell office:value-type="string">
            <text:p>on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1008"/>
        </table:table-row>
        <table:table-row table:style-name="ro4" table:number-rows-repeated="2">
          <table:table-cell table:style-name="ce4" table:number-columns-repeated="1020"/>
          <table:table-cell table:number-columns-repeated="4"/>
        </table:table-row>
        <table:table-row table:style-name="ro3">
          <table:table-cell office:value-type="string">
            <text:p>on_to</text:p>
          </table:table-cell>
          <table:table-cell office:value-type="string">
            <text:p>prep</text:p>
          </table:table-cell>
          <table:table-cell office:value-type="string">
            <text:p>Qn tu: <text:s/></text:p>
          </table:table-cell>
          <table:table-cell office:value-type="string">
            <text:p>on tU</text:p>
          </table:table-cell>
          <table:table-cell/>
          <table:table-cell office:value-type="string">
            <text:p>A:n tu: <text:s/></text:p>
          </table:table-cell>
          <table:table-cell office:value-type="string">
            <text:p>Rn tU</text:p>
          </table:table-cell>
          <table:table-cell/>
          <table:table-cell office:value-type="string">
            <text:p>Qn tu <text:s/></text:p>
          </table:table-cell>
          <table:table-cell office:value-type="string">
            <text:p>on tU</text:p>
          </table:table-cell>
          <table:table-cell/>
          <table:table-cell office:value-type="string">
            <text:p>on tU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1008"/>
        </table:table-row>
        <table:table-row table:style-name="ro4">
          <table:table-cell table:style-name="ce4" table:number-columns-repeated="1020"/>
          <table:table-cell table:number-columns-repeated="4"/>
        </table:table-row>
        <table:table-row table:style-name="ro3">
          <table:table-cell office:value-type="string">
            <text:p>onto</text:p>
          </table:table-cell>
          <table:table-cell office:value-type="string">
            <text:p>prep</text:p>
          </table:table-cell>
          <table:table-cell office:value-type="string">
            <text:p>(in general) 1-Qntu <text:s/>(before consonant) 2-Qnt@ <text:s/></text:p>
          </table:table-cell>
          <table:table-cell office:value-type="string">
            <text:p><text:s/>1-ontU-&gt;1 <text:s/>2-ontu-&gt;1</text:p>
          </table:table-cell>
          <table:table-cell/>
          <table:table-cell office:value-type="string">
            <text:p>(in general:1,2,3) 1-A:ntu <text:s/>2-Q:ntu <text:s/>3-A:nt@ <text:s text:c="2"/>before consonant:4,5) <text:s/>4-A:nt@ <text:s/>5-Q:nt@</text:p>
          </table:table-cell>
          <table:table-cell office:value-type="string">
            <text:p><text:s/>1-RntU-&gt;1 <text:s/>2-ontU-&gt;1 <text:s/>3-Rntu-&gt;1 <text:s/>4=3 <text:s/>5-ontu-&gt;1</text:p>
          </table:table-cell>
          <table:table-cell/>
          <table:table-cell office:value-type="string">
            <text:p>Qntu</text:p>
          </table:table-cell>
          <table:table-cell office:value-type="string">
            <text:p>ontU</text:p>
          </table:table-cell>
          <table:table-cell/>
          <table:table-cell office:value-type="string">
            <text:p>ontU</text:p>
          </table:table-cell>
          <table:table-cell table:number-columns-repeated="3"/>
          <table:table-cell office:value-type="string">
            <text:p>RP-1:2.29 <text:s/>GA-1:1.9 <text:s/>GA-3:1.9:2.29 <text:s/>GA-4:1.9:2.29 <text:s/>GA-5:2.29</text:p>
          </table:table-cell>
          <table:table-cell table:number-columns-repeated="1008"/>
        </table:table-row>
        <table:table-row table:style-name="ro4">
          <table:table-cell table:style-name="ce4" table:number-columns-repeated="1020"/>
          <table:table-cell table:number-columns-repeated="4"/>
        </table:table-row>
        <table:table-row table:style-name="ro3">
          <table:table-cell office:value-type="string">
            <text:p>other_than</text:p>
          </table:table-cell>
          <table:table-cell office:value-type="string">
            <text:p>prep</text:p>
          </table:table-cell>
          <table:table-cell office:value-type="string">
            <text:p>VD@ D{n <text:s/></text:p>
          </table:table-cell>
          <table:table-cell office:value-type="string">
            <text:p>uDuÑ Dan</text:p>
          </table:table-cell>
          <table:table-cell/>
          <table:table-cell office:value-type="string">
            <text:p>VD=r D{n <text:s/></text:p>
          </table:table-cell>
          <table:table-cell office:value-type="string">
            <text:p>uDur Dan</text:p>
          </table:table-cell>
          <table:table-cell/>
          <table:table-cell office:value-type="string">
            <text:p>VD@ D{n <text:s/></text:p>
          </table:table-cell>
          <table:table-cell office:value-type="string">
            <text:p>uDuÑ Dan</text:p>
          </table:table-cell>
          <table:table-cell/>
          <table:table-cell office:value-type="string">
            <text:p>uDuÑ Dan</text:p>
          </table:table-cell>
          <table:table-cell table:number-columns-repeated="1012"/>
        </table:table-row>
        <table:table-row table:style-name="ro4">
          <table:table-cell table:style-name="ce4" table:number-columns-repeated="1020"/>
          <table:table-cell table:number-columns-repeated="4"/>
        </table:table-row>
        <table:table-row table:style-name="ro3">
          <table:table-cell office:value-type="string">
            <text:p>outside</text:p>
          </table:table-cell>
          <table:table-cell office:value-type="string">
            <text:p>prep</text:p>
          </table:table-cell>
          <table:table-cell office:value-type="string">
            <text:p>aUtsaId</text:p>
          </table:table-cell>
          <table:table-cell office:value-type="string">
            <text:p>WtsId</text:p>
          </table:table-cell>
          <table:table-cell/>
          <table:table-cell office:value-type="string">
            <text:p>aUtsaId</text:p>
          </table:table-cell>
          <table:table-cell office:value-type="string">
            <text:p>WtsId</text:p>
          </table:table-cell>
          <table:table-cell/>
          <table:table-cell office:value-type="string">
            <text:p>aUtsaId</text:p>
          </table:table-cell>
          <table:table-cell office:value-type="string">
            <text:p>WtsId</text:p>
          </table:table-cell>
          <table:table-cell/>
          <table:table-cell office:value-type="string">
            <text:p>WtsId</text:p>
          </table:table-cell>
          <table:table-cell table:number-columns-repeated="1012"/>
        </table:table-row>
        <table:table-row table:style-name="ro3">
          <table:table-cell office:value-type="string">
            <text:p>over</text:p>
          </table:table-cell>
          <table:table-cell office:value-type="string">
            <text:p>prep</text:p>
          </table:table-cell>
          <table:table-cell office:value-type="string">
            <text:p>@Uv@</text:p>
          </table:table-cell>
          <table:table-cell office:value-type="string">
            <text:p>OvuÑ</text:p>
          </table:table-cell>
          <table:table-cell/>
          <table:table-cell office:value-type="string">
            <text:p>oUv=r</text:p>
          </table:table-cell>
          <table:table-cell office:value-type="string">
            <text:p>Ovur</text:p>
          </table:table-cell>
          <table:table-cell/>
          <table:table-cell office:value-type="string">
            <text:p>oUv@</text:p>
          </table:table-cell>
          <table:table-cell office:value-type="string">
            <text:p>OvuÑ</text:p>
          </table:table-cell>
          <table:table-cell/>
          <table:table-cell office:value-type="string">
            <text:p>OvuÑ</text:p>
          </table:table-cell>
          <table:table-cell table:number-columns-repeated="1012"/>
        </table:table-row>
        <table:table-row table:style-name="ro3">
          <table:table-cell office:value-type="string">
            <text:p>past</text:p>
          </table:table-cell>
          <table:table-cell office:value-type="string">
            <text:p>prep</text:p>
          </table:table-cell>
          <table:table-cell office:value-type="string">
            <text:p>pA:st</text:p>
          </table:table-cell>
          <table:table-cell office:value-type="string">
            <text:p>pRst</text:p>
          </table:table-cell>
          <table:table-cell/>
          <table:table-cell office:value-type="string">
            <text:p>p{st</text:p>
          </table:table-cell>
          <table:table-cell office:value-type="string">
            <text:p>past</text:p>
          </table:table-cell>
          <table:table-cell/>
          <table:table-cell office:value-type="string">
            <text:p>pAst</text:p>
          </table:table-cell>
          <table:table-cell office:value-type="string">
            <text:p>pRst</text:p>
          </table:table-cell>
          <table:table-cell/>
          <table:table-cell office:value-type="string">
            <text:p>past</text:p>
          </table:table-cell>
          <table:table-cell table:number-columns-repeated="3"/>
          <table:table-cell office:value-type="string">
            <text:p>RP-1:1.16 <text:s/>Au-1:1.16</text:p>
          </table:table-cell>
          <table:table-cell table:number-columns-repeated="1008"/>
        </table:table-row>
        <table:table-row table:style-name="ro3">
          <table:table-cell office:value-type="string">
            <text:p>per</text:p>
          </table:table-cell>
          <table:table-cell office:value-type="string">
            <text:p>prep</text:p>
          </table:table-cell>
          <table:table-cell office:value-type="string">
            <text:p>p3: <text:s/>[weak form /p@/]</text:p>
          </table:table-cell>
          <table:table-cell office:value-type="string">
            <text:p>pü</text:p>
          </table:table-cell>
          <table:table-cell/>
          <table:table-cell office:value-type="string">
            <text:p>p3`: <text:s/>[weak form /p=r/]</text:p>
          </table:table-cell>
          <table:table-cell office:value-type="string">
            <text:p>pü</text:p>
          </table:table-cell>
          <table:table-cell/>
          <table:table-cell office:value-type="string">
            <text:p>p3 <text:s/>[weak form /p@/]</text:p>
          </table:table-cell>
          <table:table-cell office:value-type="string">
            <text:p>pü</text:p>
          </table:table-cell>
          <table:table-cell/>
          <table:table-cell office:value-type="string">
            <text:p>pü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office:value-type="string">
            <text:p>plus</text:p>
          </table:table-cell>
          <table:table-cell office:value-type="string">
            <text:p>prep</text:p>
          </table:table-cell>
          <table:table-cell office:value-type="string">
            <text:p>plVs</text:p>
          </table:table-cell>
          <table:table-cell office:value-type="string">
            <text:p>plus</text:p>
          </table:table-cell>
          <table:table-cell/>
          <table:table-cell office:value-type="string">
            <text:p>plVs</text:p>
          </table:table-cell>
          <table:table-cell office:value-type="string">
            <text:p>plus</text:p>
          </table:table-cell>
          <table:table-cell/>
          <table:table-cell office:value-type="string">
            <text:p>plVs</text:p>
          </table:table-cell>
          <table:table-cell office:value-type="string">
            <text:p>plus</text:p>
          </table:table-cell>
          <table:table-cell/>
          <table:table-cell office:value-type="string">
            <text:p>plus</text:p>
          </table:table-cell>
          <table:table-cell table:number-columns-repeated="1012"/>
        </table:table-row>
        <table:table-row table:style-name="ro3">
          <table:table-cell office:value-type="string">
            <text:p>prior_to</text:p>
          </table:table-cell>
          <table:table-cell office:value-type="string">
            <text:p>prep</text:p>
          </table:table-cell>
          <table:table-cell office:value-type="string">
            <text:p>praI@ tu: <text:s/></text:p>
          </table:table-cell>
          <table:table-cell office:value-type="string">
            <text:p>prÏ tU</text:p>
          </table:table-cell>
          <table:table-cell/>
          <table:table-cell office:value-type="string">
            <text:p>praI=r tu: <text:s/></text:p>
          </table:table-cell>
          <table:table-cell office:value-type="string">
            <text:p>prÏ tU</text:p>
          </table:table-cell>
          <table:table-cell/>
          <table:table-cell office:value-type="string">
            <text:p>praI@ tu <text:s/></text:p>
          </table:table-cell>
          <table:table-cell office:value-type="string">
            <text:p>prÏ tU</text:p>
          </table:table-cell>
          <table:table-cell/>
          <table:table-cell office:value-type="string">
            <text:p>prÏ tU</text:p>
          </table:table-cell>
          <table:table-cell table:number-columns-repeated="1012"/>
        </table:table-row>
        <table:table-row table:style-name="ro3">
          <table:table-cell office:value-type="string">
            <text:p>rather_than</text:p>
          </table:table-cell>
          <table:table-cell office:value-type="string">
            <text:p>prep</text:p>
          </table:table-cell>
          <table:table-cell office:value-type="string">
            <text:p>rA:D@ D{n <text:s/></text:p>
          </table:table-cell>
          <table:table-cell office:value-type="string">
            <text:p>rRDuÑ Dan</text:p>
          </table:table-cell>
          <table:table-cell/>
          <table:table-cell office:value-type="string">
            <text:p>r{D=r D{n <text:s/></text:p>
          </table:table-cell>
          <table:table-cell office:value-type="string">
            <text:p>raDur Dan</text:p>
          </table:table-cell>
          <table:table-cell/>
          <table:table-cell office:value-type="string">
            <text:p>rAD@ D{n <text:s/></text:p>
          </table:table-cell>
          <table:table-cell office:value-type="string">
            <text:p>rRDuÑ Dan</text:p>
          </table:table-cell>
          <table:table-cell/>
          <table:table-cell office:value-type="string">
            <text:p>raDuÑ Dan</text:p>
          </table:table-cell>
          <table:table-cell table:number-columns-repeated="3"/>
          <table:table-cell office:value-type="string">
            <text:p>RP-1:1.16 <text:s/>Au-1:1.16</text:p>
          </table:table-cell>
          <table:table-cell table:number-columns-repeated="1008"/>
        </table:table-row>
        <table:table-row table:style-name="ro3">
          <table:table-cell office:value-type="string">
            <text:p>regarding</text:p>
          </table:table-cell>
          <table:table-cell office:value-type="string">
            <text:p>prep</text:p>
          </table:table-cell>
          <table:table-cell office:value-type="string">
            <text:p>1-rIgA:dIN <text:s/>2-r@gA:dIN</text:p>
          </table:table-cell>
          <table:table-cell office:value-type="string">
            <text:p>1-rigRÑdiN-&gt;1 <text:s/>2-rugRÑdiN-&gt;1</text:p>
          </table:table-cell>
          <table:table-cell/>
          <table:table-cell office:value-type="string">
            <text:p>rIgA:rdIN</text:p>
          </table:table-cell>
          <table:table-cell office:value-type="string">
            <text:p>rigRrdiN</text:p>
          </table:table-cell>
          <table:table-cell/>
          <table:table-cell office:value-type="string">
            <text:p>r@gAdIN</text:p>
          </table:table-cell>
          <table:table-cell office:value-type="string">
            <text:p>rugRÑdiN</text:p>
          </table:table-cell>
          <table:table-cell/>
          <table:table-cell office:value-type="string">
            <text:p>rigRÑdiN</text:p>
          </table:table-cell>
          <table:table-cell table:number-columns-repeated="3"/>
          <table:table-cell office:value-type="string">
            <text:p>PR-2:1.25 <text:s/>Au-1:1.25</text:p>
          </table:table-cell>
          <table:table-cell table:number-columns-repeated="1008"/>
        </table:table-row>
        <table:table-row table:style-name="ro3">
          <table:table-cell office:value-type="string">
            <text:p>relative_to</text:p>
          </table:table-cell>
          <table:table-cell office:value-type="string">
            <text:p>prep</text:p>
          </table:table-cell>
          <table:table-cell office:value-type="string">
            <text:p>rel@tIv tu: <text:s/></text:p>
          </table:table-cell>
          <table:table-cell office:value-type="string">
            <text:p>relutiv tU</text:p>
          </table:table-cell>
          <table:table-cell/>
          <table:table-cell office:value-type="string">
            <text:p>rel@tIv tu: <text:s/></text:p>
          </table:table-cell>
          <table:table-cell office:value-type="string">
            <text:p>relutiv tU</text:p>
          </table:table-cell>
          <table:table-cell/>
          <table:table-cell office:value-type="string">
            <text:p>rEl@tIv tu <text:s/></text:p>
          </table:table-cell>
          <table:table-cell office:value-type="string">
            <text:p>relutiv tU</text:p>
          </table:table-cell>
          <table:table-cell/>
          <table:table-cell office:value-type="string">
            <text:p>relutiv tU</text:p>
          </table:table-cell>
          <table:table-cell table:number-columns-repeated="1012"/>
        </table:table-row>
        <table:table-row table:style-name="ro3">
          <table:table-cell office:value-type="string">
            <text:p>round</text:p>
          </table:table-cell>
          <table:table-cell office:value-type="string">
            <text:p>prep</text:p>
          </table:table-cell>
          <table:table-cell office:value-type="string">
            <text:p>raUnd</text:p>
          </table:table-cell>
          <table:table-cell office:value-type="string">
            <text:p>rWnd</text:p>
          </table:table-cell>
          <table:table-cell/>
          <table:table-cell office:value-type="string">
            <text:p>raUnd</text:p>
          </table:table-cell>
          <table:table-cell office:value-type="string">
            <text:p>rWnd</text:p>
          </table:table-cell>
          <table:table-cell/>
          <table:table-cell office:value-type="string">
            <text:p>raUnd</text:p>
          </table:table-cell>
          <table:table-cell office:value-type="string">
            <text:p>rWnd</text:p>
          </table:table-cell>
          <table:table-cell/>
          <table:table-cell office:value-type="string">
            <text:p>rWnd</text:p>
          </table:table-cell>
          <table:table-cell table:number-columns-repeated="1012"/>
        </table:table-row>
        <table:table-row table:style-name="ro3">
          <table:table-cell office:value-type="string">
            <text:p>since</text:p>
          </table:table-cell>
          <table:table-cell office:value-type="string">
            <text:p>prep</text:p>
          </table:table-cell>
          <table:table-cell office:value-type="string">
            <text:p>sIns</text:p>
          </table:table-cell>
          <table:table-cell office:value-type="string">
            <text:p>sins</text:p>
          </table:table-cell>
          <table:table-cell/>
          <table:table-cell office:value-type="string">
            <text:p>sIns</text:p>
          </table:table-cell>
          <table:table-cell office:value-type="string">
            <text:p>sins</text:p>
          </table:table-cell>
          <table:table-cell/>
          <table:table-cell office:value-type="string">
            <text:p>sIns</text:p>
          </table:table-cell>
          <table:table-cell office:value-type="string">
            <text:p>sins</text:p>
          </table:table-cell>
          <table:table-cell/>
          <table:table-cell office:value-type="string">
            <text:p>sins</text:p>
          </table:table-cell>
          <table:table-cell table:number-columns-repeated="1012"/>
        </table:table-row>
        <table:table-row table:style-name="ro3">
          <table:table-cell office:value-type="string">
            <text:p>subject_to</text:p>
          </table:table-cell>
          <table:table-cell office:value-type="string">
            <text:p>prep</text:p>
          </table:table-cell>
          <table:table-cell office:value-type="string">
            <text:p>1-s@bdZekt tu: <text:s/>2-sVbdZekt tu: <text:s/>3-sVbdZIkt tu:</text:p>
          </table:table-cell>
          <table:table-cell office:value-type="string">
            <text:p>1-subjekt tU-&gt;1 <text:s/>2=1 <text:s/>3-subjikt tU-&gt;2</text:p>
          </table:table-cell>
          <table:table-cell/>
          <table:table-cell office:value-type="string">
            <text:p>s@bdZekt tu:</text:p>
          </table:table-cell>
          <table:table-cell office:value-type="string">
            <text:p>subjekt tU-&gt;1</text:p>
          </table:table-cell>
          <table:table-cell/>
          <table:table-cell office:value-type="string">
            <text:p>s@bdZEkt tu</text:p>
          </table:table-cell>
          <table:table-cell office:value-type="string">
            <text:p>subjekt tU-&gt;1</text:p>
          </table:table-cell>
          <table:table-cell/>
          <table:table-cell office:value-type="string">
            <text:p>subjekt tU</text:p>
          </table:table-cell>
          <table:table-cell office:value-type="string">
            <text:p>subjikt tU</text:p>
          </table:table-cell>
          <table:table-cell table:number-columns-repeated="4"/>
          <table:table-cell office:value-type="string">
            <text:p>rule 25 /I/ and /e/</text:p>
          </table:table-cell>
          <table:table-cell table:number-columns-repeated="1006"/>
        </table:table-row>
        <table:table-row table:style-name="ro3">
          <table:table-cell office:value-type="string">
            <text:p>such_as</text:p>
          </table:table-cell>
          <table:table-cell office:value-type="string">
            <text:p>prep</text:p>
          </table:table-cell>
          <table:table-cell office:value-type="string">
            <text:p>sVtS {z <text:s/></text:p>
          </table:table-cell>
          <table:table-cell office:value-type="string">
            <text:p>suC az</text:p>
          </table:table-cell>
          <table:table-cell/>
          <table:table-cell office:value-type="string">
            <text:p>sVtS {z <text:s/></text:p>
          </table:table-cell>
          <table:table-cell office:value-type="string">
            <text:p>suC az</text:p>
          </table:table-cell>
          <table:table-cell/>
          <table:table-cell office:value-type="string">
            <text:p>sVtS {z <text:s/></text:p>
          </table:table-cell>
          <table:table-cell office:value-type="string">
            <text:p>suC az</text:p>
          </table:table-cell>
          <table:table-cell/>
          <table:table-cell office:value-type="string">
            <text:p>suC az</text:p>
          </table:table-cell>
          <table:table-cell table:number-columns-repeated="1012"/>
        </table:table-row>
        <table:table-row table:style-name="ro3">
          <table:table-cell office:value-type="string">
            <text:p>through</text:p>
          </table:table-cell>
          <table:table-cell office:value-type="string">
            <text:p>prep</text:p>
          </table:table-cell>
          <table:table-cell office:value-type="string">
            <text:p>Tru:</text:p>
          </table:table-cell>
          <table:table-cell office:value-type="string">
            <text:p>TrU</text:p>
          </table:table-cell>
          <table:table-cell/>
          <table:table-cell office:value-type="string">
            <text:p>Tru:</text:p>
          </table:table-cell>
          <table:table-cell office:value-type="string">
            <text:p>TrU</text:p>
          </table:table-cell>
          <table:table-cell/>
          <table:table-cell office:value-type="string">
            <text:p>Tru</text:p>
          </table:table-cell>
          <table:table-cell office:value-type="string">
            <text:p>TrU</text:p>
          </table:table-cell>
          <table:table-cell/>
          <table:table-cell office:value-type="string">
            <text:p>TrU</text:p>
          </table:table-cell>
          <table:table-cell table:number-columns-repeated="1012"/>
        </table:table-row>
        <table:table-row table:style-name="ro3">
          <table:table-cell office:value-type="string">
            <text:p>throughout</text:p>
          </table:table-cell>
          <table:table-cell office:value-type="string">
            <text:p>prep</text:p>
          </table:table-cell>
          <table:table-cell office:value-type="string">
            <text:p>TruaUt</text:p>
          </table:table-cell>
          <table:table-cell office:value-type="string">
            <text:p>TrUWt</text:p>
          </table:table-cell>
          <table:table-cell/>
          <table:table-cell office:value-type="string">
            <text:p>TruaUt</text:p>
          </table:table-cell>
          <table:table-cell office:value-type="string">
            <text:p>TrUWt</text:p>
          </table:table-cell>
          <table:table-cell/>
          <table:table-cell office:value-type="string">
            <text:p>TruaUt</text:p>
          </table:table-cell>
          <table:table-cell office:value-type="string">
            <text:p>TrUWt</text:p>
          </table:table-cell>
          <table:table-cell/>
          <table:table-cell office:value-type="string">
            <text:p>TrUWt</text:p>
          </table:table-cell>
          <table:table-cell table:number-columns-repeated="1012"/>
        </table:table-row>
        <table:table-row table:style-name="ro3">
          <table:table-cell office:value-type="string">
            <text:p>till</text:p>
          </table:table-cell>
          <table:table-cell office:value-type="string">
            <text:p>prep</text:p>
          </table:table-cell>
          <table:table-cell office:value-type="string">
            <text:p>tIl <text:s/>[occasional weak form /t=l/]</text:p>
          </table:table-cell>
          <table:table-cell office:value-type="string">
            <text:p>til</text:p>
          </table:table-cell>
          <table:table-cell/>
          <table:table-cell office:value-type="string">
            <text:p>tIl <text:s/>[occasional weak form /t=l/]</text:p>
          </table:table-cell>
          <table:table-cell office:value-type="string">
            <text:p>til</text:p>
          </table:table-cell>
          <table:table-cell/>
          <table:table-cell office:value-type="string">
            <text:p>tIl</text:p>
          </table:table-cell>
          <table:table-cell office:value-type="string">
            <text:p>til</text:p>
          </table:table-cell>
          <table:table-cell/>
          <table:table-cell office:value-type="string">
            <text:p>til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office:value-type="string">
            <text:p>to</text:p>
          </table:table-cell>
          <table:table-cell office:value-type="string">
            <text:p>prep</text:p>
          </table:table-cell>
          <table:table-cell office:value-type="string">
            <text:p>tu: <text:s/>[weak forms /tu, t@/]</text:p>
          </table:table-cell>
          <table:table-cell office:value-type="string">
            <text:p>tU</text:p>
          </table:table-cell>
          <table:table-cell/>
          <table:table-cell office:value-type="string">
            <text:p>tu: <text:s/>[weak forms /tu, t@/]</text:p>
          </table:table-cell>
          <table:table-cell office:value-type="string">
            <text:p>tU</text:p>
          </table:table-cell>
          <table:table-cell/>
          <table:table-cell office:value-type="string">
            <text:p>tu <text:s/>[weak form /t@/]</text:p>
          </table:table-cell>
          <table:table-cell office:value-type="string">
            <text:p>tU</text:p>
          </table:table-cell>
          <table:table-cell/>
          <table:table-cell office:value-type="string">
            <text:p>tU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1007"/>
        </table:table-row>
        <table:table-row table:style-name="ro4" table:number-rows-repeated="2">
          <table:table-cell table:style-name="ce4" table:number-columns-repeated="1020"/>
          <table:table-cell table:number-columns-repeated="4"/>
        </table:table-row>
        <table:table-row table:style-name="ro3">
          <table:table-cell office:value-type="string">
            <text:p>under</text:p>
          </table:table-cell>
          <table:table-cell office:value-type="string">
            <text:p>prep</text:p>
          </table:table-cell>
          <table:table-cell office:value-type="string">
            <text:p>Vnd@</text:p>
          </table:table-cell>
          <table:table-cell office:value-type="string">
            <text:p>unduÑ</text:p>
          </table:table-cell>
          <table:table-cell/>
          <table:table-cell office:value-type="string">
            <text:p>Vnd=r</text:p>
          </table:table-cell>
          <table:table-cell office:value-type="string">
            <text:p>undur</text:p>
          </table:table-cell>
          <table:table-cell/>
          <table:table-cell office:value-type="string">
            <text:p>Vnd@</text:p>
          </table:table-cell>
          <table:table-cell office:value-type="string">
            <text:p>unduÑ</text:p>
          </table:table-cell>
          <table:table-cell/>
          <table:table-cell office:value-type="string">
            <text:p>unduÑ</text:p>
          </table:table-cell>
          <table:table-cell table:number-columns-repeated="1012"/>
        </table:table-row>
        <table:table-row table:style-name="ro3">
          <table:table-cell office:value-type="string">
            <text:p>underneath</text:p>
          </table:table-cell>
          <table:table-cell office:value-type="string">
            <text:p>prep</text:p>
          </table:table-cell>
          <table:table-cell office:value-type="string">
            <text:p>Vnd@ni:T</text:p>
          </table:table-cell>
          <table:table-cell office:value-type="string">
            <text:p>unduÑnET</text:p>
          </table:table-cell>
          <table:table-cell/>
          <table:table-cell office:value-type="string">
            <text:p>Vnd=rni:T</text:p>
          </table:table-cell>
          <table:table-cell office:value-type="string">
            <text:p>undurnET</text:p>
          </table:table-cell>
          <table:table-cell/>
          <table:table-cell office:value-type="string">
            <text:p>Vnd@niT</text:p>
          </table:table-cell>
          <table:table-cell office:value-type="string">
            <text:p>unduÑnEt</text:p>
          </table:table-cell>
          <table:table-cell/>
          <table:table-cell office:value-type="string">
            <text:p>unduÑnET</text:p>
          </table:table-cell>
          <table:table-cell table:number-columns-repeated="1012"/>
        </table:table-row>
        <table:table-row table:style-name="ro3">
          <table:table-cell office:value-type="string">
            <text:p>unlike</text:p>
          </table:table-cell>
          <table:table-cell office:value-type="string">
            <text:p>prep</text:p>
          </table:table-cell>
          <table:table-cell office:value-type="string">
            <text:p>VnlaIk</text:p>
          </table:table-cell>
          <table:table-cell office:value-type="string">
            <text:p>unlIk</text:p>
          </table:table-cell>
          <table:table-cell/>
          <table:table-cell office:value-type="string">
            <text:p>VnlaIk</text:p>
          </table:table-cell>
          <table:table-cell office:value-type="string">
            <text:p>unlIk</text:p>
          </table:table-cell>
          <table:table-cell/>
          <table:table-cell office:value-type="string">
            <text:p>VnlaIk</text:p>
          </table:table-cell>
          <table:table-cell office:value-type="string">
            <text:p>unlIk</text:p>
          </table:table-cell>
          <table:table-cell/>
          <table:table-cell office:value-type="string">
            <text:p>unlIk</text:p>
          </table:table-cell>
          <table:table-cell table:number-columns-repeated="1012"/>
        </table:table-row>
        <table:table-row table:style-name="ro3">
          <table:table-cell office:value-type="string">
            <text:p>until</text:p>
          </table:table-cell>
          <table:table-cell office:value-type="string">
            <text:p>prep</text:p>
          </table:table-cell>
          <table:table-cell office:value-type="string">
            <text:p>1-@ntIl <text:s/>2-VntIl</text:p>
          </table:table-cell>
          <table:table-cell office:value-type="string">
            <text:p>1-until <text:s/>2=1</text:p>
          </table:table-cell>
          <table:table-cell/>
          <table:table-cell office:value-type="string">
            <text:p>@ntIl</text:p>
          </table:table-cell>
          <table:table-cell office:value-type="string">
            <text:p>until</text:p>
          </table:table-cell>
          <table:table-cell/>
          <table:table-cell office:value-type="string">
            <text:p>VntIl</text:p>
          </table:table-cell>
          <table:table-cell office:value-type="string">
            <text:p>until</text:p>
          </table:table-cell>
          <table:table-cell/>
          <table:table-cell office:value-type="string">
            <text:p>until</text:p>
          </table:table-cell>
          <table:table-cell table:number-columns-repeated="1012"/>
        </table:table-row>
        <table:table-row table:style-name="ro3">
          <table:table-cell office:value-type="string">
            <text:p>up</text:p>
          </table:table-cell>
          <table:table-cell office:value-type="string">
            <text:p>prep</text:p>
          </table:table-cell>
          <table:table-cell office:value-type="string">
            <text:p>Vp</text:p>
          </table:table-cell>
          <table:table-cell office:value-type="string">
            <text:p>up</text:p>
          </table:table-cell>
          <table:table-cell/>
          <table:table-cell office:value-type="string">
            <text:p>Vp</text:p>
          </table:table-cell>
          <table:table-cell office:value-type="string">
            <text:p>up</text:p>
          </table:table-cell>
          <table:table-cell/>
          <table:table-cell office:value-type="string">
            <text:p>Vp</text:p>
          </table:table-cell>
          <table:table-cell office:value-type="string">
            <text:p>up</text:p>
          </table:table-cell>
          <table:table-cell/>
          <table:table-cell office:value-type="string">
            <text:p>up</text:p>
          </table:table-cell>
          <table:table-cell table:number-columns-repeated="1012"/>
        </table:table-row>
        <table:table-row table:style-name="ro3">
          <table:table-cell office:value-type="string">
            <text:p>up_to</text:p>
          </table:table-cell>
          <table:table-cell office:value-type="string">
            <text:p>prep</text:p>
          </table:table-cell>
          <table:table-cell office:value-type="string">
            <text:p>Vp tu: <text:s/></text:p>
          </table:table-cell>
          <table:table-cell office:value-type="string">
            <text:p>up tU</text:p>
          </table:table-cell>
          <table:table-cell/>
          <table:table-cell office:value-type="string">
            <text:p>Vp tu: <text:s/></text:p>
          </table:table-cell>
          <table:table-cell office:value-type="string">
            <text:p>up tU</text:p>
          </table:table-cell>
          <table:table-cell/>
          <table:table-cell office:value-type="string">
            <text:p>Vp tu <text:s/></text:p>
          </table:table-cell>
          <table:table-cell office:value-type="string">
            <text:p>up tU</text:p>
          </table:table-cell>
          <table:table-cell/>
          <table:table-cell office:value-type="string">
            <text:p>up tU</text:p>
          </table:table-cell>
          <table:table-cell table:number-columns-repeated="1012"/>
        </table:table-row>
        <table:table-row table:style-name="ro3">
          <table:table-cell office:value-type="string">
            <text:p>upon</text:p>
          </table:table-cell>
          <table:table-cell office:value-type="string">
            <text:p>prep</text:p>
          </table:table-cell>
          <table:table-cell office:value-type="string">
            <text:p>@pQn</text:p>
          </table:table-cell>
          <table:table-cell office:value-type="string">
            <text:p>upon</text:p>
          </table:table-cell>
          <table:table-cell/>
          <table:table-cell office:value-type="string">
            <text:p>1-@pA:n <text:s/>2-@pQ:n <text:s/>[occasional weak form /@p@n/]</text:p>
          </table:table-cell>
          <table:table-cell office:value-type="string">
            <text:p>1-upRn-&gt;1 <text:s/>2-upon-&gt;1</text:p>
          </table:table-cell>
          <table:table-cell/>
          <table:table-cell office:value-type="string">
            <text:p>@pQn</text:p>
          </table:table-cell>
          <table:table-cell office:value-type="string">
            <text:p>upon</text:p>
          </table:table-cell>
          <table:table-cell/>
          <table:table-cell office:value-type="string">
            <text:p>upon</text:p>
          </table:table-cell>
          <table:table-cell table:number-columns-repeated="3"/>
          <table:table-cell office:value-type="string">
            <text:p>GA-1:2.9</text:p>
          </table:table-cell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office:value-type="string">
            <text:p>versus</text:p>
          </table:table-cell>
          <table:table-cell office:value-type="string">
            <text:p>prep</text:p>
          </table:table-cell>
          <table:table-cell office:value-type="string">
            <text:p>v3:s@s</text:p>
          </table:table-cell>
          <table:table-cell office:value-type="string">
            <text:p>vüsus</text:p>
          </table:table-cell>
          <table:table-cell/>
          <table:table-cell office:value-type="string">
            <text:p>v3`:s@s</text:p>
          </table:table-cell>
          <table:table-cell office:value-type="string">
            <text:p>vüsus</text:p>
          </table:table-cell>
          <table:table-cell/>
          <table:table-cell office:value-type="string">
            <text:p>v3s@s</text:p>
          </table:table-cell>
          <table:table-cell office:value-type="string">
            <text:p>vüsus</text:p>
          </table:table-cell>
          <table:table-cell/>
          <table:table-cell office:value-type="string">
            <text:p>vüsus</text:p>
          </table:table-cell>
          <table:table-cell table:number-columns-repeated="1012"/>
        </table:table-row>
        <table:table-row table:style-name="ro4">
          <table:table-cell table:style-name="ce4" table:number-columns-repeated="1020"/>
          <table:table-cell table:number-columns-repeated="4"/>
        </table:table-row>
        <table:table-row table:style-name="ro3">
          <table:table-cell office:value-type="string">
            <text:p>with</text:p>
          </table:table-cell>
          <table:table-cell office:value-type="string">
            <text:p>prep</text:p>
          </table:table-cell>
          <table:table-cell office:value-type="string">
            <text:p>wID</text:p>
          </table:table-cell>
          <table:table-cell office:value-type="string">
            <text:p>wiD</text:p>
          </table:table-cell>
          <table:table-cell/>
          <table:table-cell office:value-type="string">
            <text:p>wID <text:s/>[weak forms <text:s/>/w@D, w@T/]</text:p>
          </table:table-cell>
          <table:table-cell office:value-type="string">
            <text:p>wiD</text:p>
          </table:table-cell>
          <table:table-cell/>
          <table:table-cell office:value-type="string">
            <text:p>1-wID <text:s/>2-wIT</text:p>
          </table:table-cell>
          <table:table-cell office:value-type="string">
            <text:p>1-wiD-&gt;1 <text:s/>2-wiT-&gt;1</text:p>
          </table:table-cell>
          <table:table-cell/>
          <table:table-cell office:value-type="string">
            <text:p>wiD</text:p>
          </table:table-cell>
          <table:table-cell table:number-columns-repeated="3"/>
          <table:table-cell office:value-type="string">
            <text:p>Au-2:1.C</text:p>
          </table:table-cell>
          <table:table-cell office:value-type="string">
            <text:p>w</text:p>
          </table:table-cell>
          <table:table-cell office:value-type="string">
            <text:p>QS.Au-2 : /T/ -&gt; [They]</text:p>
          </table:table-cell>
          <table:table-cell table:number-columns-repeated="1006"/>
        </table:table-row>
        <table:table-row table:style-name="ro3">
          <table:table-cell office:value-type="string">
            <text:p>with_regard_to</text:p>
          </table:table-cell>
          <table:table-cell office:value-type="string">
            <text:p>prep</text:p>
          </table:table-cell>
          <table:table-cell office:value-type="string">
            <text:p>1-wID rIgA:d tu: <text:s/>2-wID r@gA:d tu: <text:s/></text:p>
          </table:table-cell>
          <table:table-cell office:value-type="string">
            <text:p>1-wiD rigRÑd tU-&gt;1 <text:s/>2-wiD rugRÑd tU-&gt;1</text:p>
          </table:table-cell>
          <table:table-cell/>
          <table:table-cell office:value-type="string">
            <text:p>wID rIgA:rd tu: <text:s/></text:p>
          </table:table-cell>
          <table:table-cell office:value-type="string">
            <text:p>wiD rigRrd tU</text:p>
          </table:table-cell>
          <table:table-cell/>
          <table:table-cell office:value-type="string">
            <text:p>1-wID r@gAd tu <text:s/>2-wIT r@gAd tu <text:s/></text:p>
          </table:table-cell>
          <table:table-cell office:value-type="string">
            <text:p>1-wiD rugRÑd tU-&gt;1 <text:s/>2-wiT rugRÑd tU-&gt;1</text:p>
          </table:table-cell>
          <table:table-cell/>
          <table:table-cell office:value-type="string">
            <text:p>wiD rigRÑd tU</text:p>
          </table:table-cell>
          <table:table-cell table:number-columns-repeated="3"/>
          <table:table-cell office:value-type="string">
            <text:p>RP-2:2.25 <text:s/>Au-1:2.25 <text:s/>Au-2:1.C:2.25</text:p>
          </table:table-cell>
          <table:table-cell/>
          <table:table-cell office:value-type="string">
            <text:p>QS.Au-2 : /T/ -&gt; [They]</text:p>
          </table:table-cell>
          <table:table-cell table:number-columns-repeated="1006"/>
        </table:table-row>
        <table:table-row table:style-name="ro3">
          <table:table-cell office:value-type="string">
            <text:p>with_respect_to</text:p>
          </table:table-cell>
          <table:table-cell office:value-type="string">
            <text:p>prep</text:p>
          </table:table-cell>
          <table:table-cell office:value-type="string">
            <text:p>1-wID rIspekt tu: <text:s/>2-wID r@spekt tu: <text:s/></text:p>
          </table:table-cell>
          <table:table-cell office:value-type="string">
            <text:p>1-wiD rispekt tU-&gt;1 <text:s/>2-wiD ruspekt tU-&gt;1</text:p>
          </table:table-cell>
          <table:table-cell/>
          <table:table-cell office:value-type="string">
            <text:p>wID rIspekt tu: <text:s/></text:p>
          </table:table-cell>
          <table:table-cell office:value-type="string">
            <text:p>wiD rispekt tU</text:p>
          </table:table-cell>
          <table:table-cell/>
          <table:table-cell office:value-type="string">
            <text:p>1-wID r@spEkt tu <text:s/>2-wIT r@spEkt tu <text:s/></text:p>
          </table:table-cell>
          <table:table-cell office:value-type="string">
            <text:p>1-wiD ruspekt tU-&gt;1 <text:s/>2-wiT ruspekt tU-&gt;1</text:p>
          </table:table-cell>
          <table:table-cell/>
          <table:table-cell office:value-type="string">
            <text:p>wiD rispekt tU</text:p>
          </table:table-cell>
          <table:table-cell table:number-columns-repeated="3"/>
          <table:table-cell office:value-type="string">
            <text:p>RP-2:2.25 <text:s/>Au-1:2.25 <text:s/>Au-2:1.C:2.25</text:p>
          </table:table-cell>
          <table:table-cell/>
          <table:table-cell office:value-type="string">
            <text:p>QS.Au-2 : /T/ -&gt; [They]</text:p>
          </table:table-cell>
          <table:table-cell table:number-columns-repeated="1006"/>
        </table:table-row>
        <table:table-row table:style-name="ro3">
          <table:table-cell office:value-type="string">
            <text:p>within</text:p>
          </table:table-cell>
          <table:table-cell office:value-type="string">
            <text:p>prep</text:p>
          </table:table-cell>
          <table:table-cell office:value-type="string">
            <text:p>wIDIn</text:p>
          </table:table-cell>
          <table:table-cell office:value-type="string">
            <text:p>wiDin</text:p>
          </table:table-cell>
          <table:table-cell/>
          <table:table-cell office:value-type="string">
            <text:p>wIDIn</text:p>
          </table:table-cell>
          <table:table-cell office:value-type="string">
            <text:p>wiDin</text:p>
          </table:table-cell>
          <table:table-cell/>
          <table:table-cell office:value-type="string">
            <text:p>1-wIDIn <text:s/>2-wITIn</text:p>
          </table:table-cell>
          <table:table-cell office:value-type="string">
            <text:p>1-wiDin-&gt;1 <text:s/>2-wiTin-&gt;1</text:p>
          </table:table-cell>
          <table:table-cell/>
          <table:table-cell office:value-type="string">
            <text:p>wiDin</text:p>
          </table:table-cell>
          <table:table-cell table:number-columns-repeated="3"/>
          <table:table-cell office:value-type="string">
            <text:p>Au-2:1.C</text:p>
          </table:table-cell>
          <table:table-cell/>
          <table:table-cell office:value-type="string">
            <text:p>QS.Au-2 : /T/ -&gt; [They]</text:p>
          </table:table-cell>
          <table:table-cell table:number-columns-repeated="1006"/>
        </table:table-row>
        <table:table-row table:style-name="ro3">
          <table:table-cell office:value-type="string">
            <text:p>without</text:p>
          </table:table-cell>
          <table:table-cell office:value-type="string">
            <text:p>prep</text:p>
          </table:table-cell>
          <table:table-cell office:value-type="string">
            <text:p>wIDaUt</text:p>
          </table:table-cell>
          <table:table-cell office:value-type="string">
            <text:p>wiDWt</text:p>
          </table:table-cell>
          <table:table-cell/>
          <table:table-cell office:value-type="string">
            <text:p>wIDaUt</text:p>
          </table:table-cell>
          <table:table-cell office:value-type="string">
            <text:p>wiDWt</text:p>
          </table:table-cell>
          <table:table-cell/>
          <table:table-cell office:value-type="string">
            <text:p>1-wIDaUt <text:s/>2-wITaUt</text:p>
          </table:table-cell>
          <table:table-cell office:value-type="string">
            <text:p>1-wiDWt-&gt;1 <text:s/>2-wiTWt-&gt;1</text:p>
          </table:table-cell>
          <table:table-cell/>
          <table:table-cell office:value-type="string">
            <text:p>wiDWt</text:p>
          </table:table-cell>
          <table:table-cell table:number-columns-repeated="3"/>
          <table:table-cell office:value-type="string">
            <text:p>Au-2:1.C</text:p>
          </table:table-cell>
          <table:table-cell/>
          <table:table-cell office:value-type="string">
            <text:p>QS.Au-2 : /T/ -&gt; [They]</text:p>
          </table:table-cell>
          <table:table-cell table:number-columns-repeated="1006"/>
        </table:table-row>
        <table:table-row table:style-name="ro3">
          <table:table-cell office:value-type="string">
            <text:p>worth</text:p>
          </table:table-cell>
          <table:table-cell office:value-type="string">
            <text:p>prep</text:p>
          </table:table-cell>
          <table:table-cell office:value-type="string">
            <text:p>w3:T</text:p>
          </table:table-cell>
          <table:table-cell office:value-type="string">
            <text:p>wüT</text:p>
          </table:table-cell>
          <table:table-cell/>
          <table:table-cell office:value-type="string">
            <text:p>w3`:T</text:p>
          </table:table-cell>
          <table:table-cell office:value-type="string">
            <text:p>wüT</text:p>
          </table:table-cell>
          <table:table-cell/>
          <table:table-cell office:value-type="string">
            <text:p>w3T</text:p>
          </table:table-cell>
          <table:table-cell office:value-type="string">
            <text:p>wüt</text:p>
          </table:table-cell>
          <table:table-cell/>
          <table:table-cell office:value-type="string">
            <text:p>wüt</text:p>
          </table:table-cell>
          <table:table-cell table:number-columns-repeated="1012"/>
        </table:table-row>
        <table:table-row table:style-name="ro3" table:number-rows-repeated="654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4">
          <table:table-cell/>
        </table:table-row>
      </table:table>
      <table:database-ranges>
        <table:database-range table:target-range-address="Sheet1.R1:Sheet1.R6553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 Serif" svg:font-family="'Sans Serif'"/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Sans Serif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0">04/10/2009</text:date>, <text:time>07:3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Ross McGinnis</meta:initial-creator>
    <meta:editing-cycles>138</meta:editing-cycles>
    <meta:creation-date>2008-11-03T13:42:32</meta:creation-date>
    <dc:date>2009-04-10T07:36:19</dc:date>
    <meta:editing-duration>PT34H50M38S</meta:editing-duration>
    <meta:document-statistic meta:table-count="3" meta:cell-count="905" meta:object-count="0"/>
    <meta:user-defined meta:name="Info 1"/>
    <meta:user-defined meta:name="Info 2"/>
    <meta:user-defined meta:name="Info 3"/>
    <meta:user-defined meta:name="Info 4"/>
  </office:meta>
</office:document-meta>
</file>